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89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2.3484in"/>
    </style:style>
    <style:style style:name="co8" style:family="table-column">
      <style:table-column-properties fo:break-before="auto" style:column-width="2.3047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1ff66" fo:border-left="none" fo:border-right="none" fo:border-top="none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order-bottom="0.0008in solid #000000" fo:background-color="#c1ff66" fo:border-left="none" fo:border-right="none" fo:border-top="0.0008in solid #000000"/>
    </style:style>
    <style:style style:name="ce4" style:family="table-cell" style:parent-style-name="Default">
      <style:text-properties style:font-name="Cumberlan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Vector(0,1,1).normalize().multiply(3.0) = End vector:(0.0, 2.1213203435596424 , 2.1213203435596424)</text:p>
          </table:table-cell>
          <table:table-cell table:style-name="ce1" table:number-columns-repeated="5"/>
          <table:table-cell table:style-name="ce1" office:value-type="float" office:value="0.96">
            <text:p>0.96</text:p>
          </table:table-cell>
          <table:table-cell table:style-name="ce1" table:number-columns-repeated="2"/>
          <table:table-cell/>
          <table:table-cell table:style-name="ce5" office:value-type="string">
            <text:p>-0.0397265 x^2+1.24419 x+0.938421 (quadratic) </text:p>
          </table:table-cell>
          <table:table-cell office:value-type="float" office:value="48">
            <text:p>48</text:p>
          </table:table-cell>
          <table:table-cell table:formula="of:=[.E5]" office:value-type="float" office:value="2.12125">
            <text:p>2.12125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2">
          <table:table-cell table:style-name="ce2" office:value-type="string">
            <text:p>timeLapse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/>
          <table:table-cell office:value-type="float" office:value="-0.0025">
            <text:p>-0.0025</text:p>
          </table:table-cell>
          <table:table-cell table:style-name="ce4" office:value-type="float" office:value="0.95">
            <text:p>0.95</text:p>
          </table:table-cell>
          <table:table-cell office:value-type="float" office:value="1.02">
            <text:p>1.02</text:p>
          </table:table-cell>
          <table:table-cell table:number-columns-repeated="3"/>
          <table:table-cell table:formula="of:=((-0.0025*([.L1]^2))/2)+[.E$5]*[.L1]+[.C$4]" office:value-type="float" office:value="102.94">
            <text:p>102.94</text:p>
          </table:table-cell>
          <table:table-cell table:number-columns-repeated="9"/>
          <table:table-cell table:style-name="ce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0.196947357162201">
            <text:p>0.1969473572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2" office:value-type="string">
            <text:p>a</text:p>
          </table:table-cell>
          <table:table-cell office:value-type="string">
            <text:p>b</text:p>
          </table:table-cell>
          <table:table-cell table:formula="of:=[.C5]+((0.95*[.N1])+(-0.0025*[.N1]))" office:value-type="float" office:value="8.96375">
            <text:p>8.96375</text:p>
          </table:table-cell>
          <table:table-cell office:value-type="string">
            <text:p>d</text:p>
          </table:table-cell>
          <table:table-cell table:style-name="ce2">
            <draw:frame table:end-cell-address="Sheet1.AB51" table:end-x="0.4055in" table:end-y="0.1717in" draw:z-index="0" draw:style-name="gr1" draw:text-style-name="P1" svg:width="12.0134in" svg:height="8.5437in" svg:x="0.8386in" svg:y="0.1705in">
              <draw:object draw:notify-on-update-of-ranges="Sheet1.I4:Sheet1.I4 Sheet1.I6:Sheet1.I50 Sheet1.L4:Sheet1.L4 Sheet1.L5:Sheet1.L50 Sheet1.H4:Sheet1.H4 Sheet1.H6:Sheet1.H50 Sheet1.E4:Sheet1.E4 Sheet1.E6:Sheet1.E50 Sheet1.G4:Sheet1.G4 Sheet1.G6:Sheet1.G50 Sheet1.W4:Sheet1.W4 Sheet1.W5:Sheet1.W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elocity</text:p>
          </table:table-cell>
          <table:table-cell/>
          <table:table-cell office:value-type="string">
            <text:p>difference</text:p>
          </table:table-cell>
          <table:table-cell office:value-type="string">
            <text:p>new pred</text:p>
          </table:table-cell>
          <table:table-cell office:value-type="string">
            <text:p>Predicted</text:p>
          </table:table-cell>
          <table:table-cell office:value-type="string">
            <text:p>Difference</text:p>
          </table:table-cell>
          <table:table-cell/>
          <table:table-cell/>
          <table:table-cell table:number-columns-repeated="10"/>
          <table:table-cell office:value-type="string">
            <text:p>Drag Constant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  <table:table-cell table:formula="of:=[.C5]-[.C4]" office:value-type="float" office:value="2.12125">
            <text:p>2.12125</text:p>
          </table:table-cell>
          <table:table-cell table:number-columns-repeated="5"/>
          <table:table-cell table:formula="of:=(-0.0397265*[.C4]^2)+(1.24419*[.C4])+0.938421" office:value-type="float" office:value="5.279557">
            <text:p>5.279557</text:p>
          </table:table-cell>
          <table:table-cell table:formula="of:=(((-0.0025)*([.A5]^2))/2)+[.E$5]*[.A5]+[.C$4]" office:value-type="float" office:value="8.2375">
            <text:p>8.2375</text:p>
          </table:table-cell>
          <table:table-cell table:number-columns-repeated="10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  <table:table-cell table:formula="of:=[.C6]-[.C5]" office:value-type="float" office:value="2.00042503893375">
            <text:p>2.0004250389</text:p>
          </table:table-cell>
          <table:table-cell table:number-columns-repeated="2"/>
          <table:table-cell table:formula="of:=[.E5]*[.G$2]+([.F$2]*[.A6])" office:value-type="float" office:value="2.0076875">
            <text:p>2.0076875</text:p>
          </table:table-cell>
          <table:table-cell table:formula="of:=[.E5]*[.G$2]" office:value-type="float" office:value="2.0151875">
            <text:p>2.0151875</text:p>
          </table:table-cell>
          <table:table-cell table:formula="of:=[.E6]-[.I6]" office:value-type="float" office:value="-0.0147624610662498">
            <text:p>-0.0147624611</text:p>
          </table:table-cell>
          <table:table-cell table:formula="of:=(-0.0397265*[.C5]^2)+(1.24419*[.C5])+0.938421" office:value-type="float" office:value="7.06587893837734">
            <text:p>7.0658789384</text:p>
          </table:table-cell>
          <table:table-cell table:formula="of:=((-0.0025*([.A6]^2))/2)+[.E$5]*[.A6]+[.C$4]" office:value-type="float" office:value="10.3525">
            <text:p>10.3525</text:p>
          </table:table-cell>
          <table:table-cell table:formula="of:=[.L6]-[.L5]" office:value-type="float" office:value="2.115">
            <text:p>2.11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  <table:table-cell table:formula="of:=[.C7]-[.C6]" office:value-type="float" office:value="1.88201657478425">
            <text:p>1.8820165748</text:p>
          </table:table-cell>
          <table:table-cell table:formula="of:=[.C6]+[.H6]" office:value-type="float" office:value="10.1293625389338">
            <text:p>10.1293625389</text:p>
          </table:table-cell>
          <table:table-cell table:formula="of:=[.C7]-[.F7]" office:value-type="float" office:value="-0.125670925215751">
            <text:p>-0.1256709252</text:p>
          </table:table-cell>
          <table:table-cell table:formula="of:=[.E6]*[.G$2]+([.F$2]*[.A7])" office:value-type="float" office:value="1.89040378698706">
            <text:p>1.890403787</text:p>
          </table:table-cell>
          <table:table-cell table:formula="of:=[.E6]*[.G$2]" office:value-type="float" office:value="1.90040378698706">
            <text:p>1.900403787</text:p>
          </table:table-cell>
          <table:table-cell table:formula="of:=[.E7]-[.I7]" office:value-type="float" office:value="-0.0183872122028124">
            <text:p>-0.0183872122</text:p>
          </table:table-cell>
          <table:table-cell table:formula="of:=(-0.0397265*[.C6]^2)+(1.24419*[.C6])+0.938421" office:value-type="float" office:value="8.42290414825671">
            <text:p>8.4229041483</text:p>
          </table:table-cell>
          <table:table-cell table:formula="of:=((-0.0025*([.A7]^2))/2)+[.E$5]*[.A7]+[.C$4]" office:value-type="float" office:value="12.465">
            <text:p>12.465</text:p>
          </table:table-cell>
          <table:table-cell table:formula="of:=[.L7]-[.L6]" office:value-type="float" office:value="2.1125">
            <text:p>2.11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  <table:table-cell table:formula="of:=[.C8]-[.C7]" office:value-type="float" office:value="1.7659762776594">
            <text:p>1.7659762777</text:p>
          </table:table-cell>
          <table:table-cell table:formula="of:=[.C7]+[.H7]" office:value-type="float" office:value="11.8940954007051">
            <text:p>11.8940954007</text:p>
          </table:table-cell>
          <table:table-cell table:formula="of:=[.C8]-[.F8]" office:value-type="float" office:value="-0.124427509327663">
            <text:p>-0.1244275093</text:p>
          </table:table-cell>
          <table:table-cell table:formula="of:=[.E7]*[.G$2]+([.F$2]*[.A8])" office:value-type="float" office:value="1.77541574604504">
            <text:p>1.775415746</text:p>
          </table:table-cell>
          <table:table-cell table:formula="of:=[.E7]*[.G$2]" office:value-type="float" office:value="1.78791574604504">
            <text:p>1.787915746</text:p>
          </table:table-cell>
          <table:table-cell table:formula="of:=[.E8]-[.I8]" office:value-type="float" office:value="-0.0219394683856384">
            <text:p>-0.0219394684</text:p>
          </table:table-cell>
          <table:table-cell table:formula="of:=(-0.0397265*[.C7]^2)+(1.24419*[.C7])+0.938421" office:value-type="float" office:value="9.40933042963123">
            <text:p>9.4093304296</text:p>
          </table:table-cell>
          <table:table-cell table:formula="of:=((-0.0025*([.A8]^2))/2)+[.E$5]*[.A8]+[.C$4]" office:value-type="float" office:value="14.575">
            <text:p>14.575</text:p>
          </table:table-cell>
          <table:table-cell table:formula="of:=[.L8]-[.L7]" office:value-type="float" office:value="2.11">
            <text:p>2.11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  <table:table-cell table:formula="of:=[.C9]-[.C8]" office:value-type="float" office:value="1.6522567842636">
            <text:p>1.6522567843</text:p>
          </table:table-cell>
          <table:table-cell table:formula="of:=[.C8]+[.H8]" office:value-type="float" office:value="13.5450836374224">
            <text:p>13.5450836374</text:p>
          </table:table-cell>
          <table:table-cell table:formula="of:=[.C9]-[.F9]" office:value-type="float" office:value="-0.123158961781439">
            <text:p>-0.1231589618</text:p>
          </table:table-cell>
          <table:table-cell table:formula="of:=[.E8]*[.G$2]+([.F$2]*[.A9])" office:value-type="float" office:value="1.66267746377643">
            <text:p>1.6626774638</text:p>
          </table:table-cell>
          <table:table-cell table:formula="of:=[.E8]*[.G$2]" office:value-type="float" office:value="1.67767746377643">
            <text:p>1.6776774638</text:p>
          </table:table-cell>
          <table:table-cell table:formula="of:=[.E9]-[.I9]" office:value-type="float" office:value="-0.0254206795128304">
            <text:p>-0.0254206795</text:p>
          </table:table-cell>
          <table:table-cell table:formula="of:=(-0.0397265*[.C8]^2)+(1.24419*[.C8])+0.938421" office:value-type="float" office:value="10.0790074128418">
            <text:p>10.0790074128</text:p>
          </table:table-cell>
          <table:table-cell table:formula="of:=((-0.0025*([.A9]^2))/2)+[.E$5]*[.A9]+[.C$4]" office:value-type="float" office:value="16.6825">
            <text:p>16.6825</text:p>
          </table:table-cell>
          <table:table-cell table:formula="of:=[.L9]-[.L8]" office:value-type="float" office:value="2.1075">
            <text:p>2.10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  <table:table-cell table:formula="of:=[.C10]-[.C9]" office:value-type="float" office:value="1.5408116785667">
            <text:p>1.5408116786</text:p>
          </table:table-cell>
          <table:table-cell table:formula="of:=[.C9]+[.H9]" office:value-type="float" office:value="15.0846021394174">
            <text:p>15.0846021394</text:p>
          </table:table-cell>
          <table:table-cell table:formula="of:=[.C10]-[.F10]" office:value-type="float" office:value="-0.12186578520973">
            <text:p>-0.1218657852</text:p>
          </table:table-cell>
          <table:table-cell table:formula="of:=[.E9]*[.G$2]+([.F$2]*[.A10])" office:value-type="float" office:value="1.55214394505042">
            <text:p>1.5521439451</text:p>
          </table:table-cell>
          <table:table-cell table:formula="of:=[.E9]*[.G$2]" office:value-type="float" office:value="1.56964394505042">
            <text:p>1.5696439451</text:p>
          </table:table-cell>
          <table:table-cell table:formula="of:=[.E10]-[.I10]" office:value-type="float" office:value="-0.0288322664837199">
            <text:p>-0.0288322665</text:p>
          </table:table-cell>
          <table:table-cell table:formula="of:=(-0.0397265*[.C9]^2)+(1.24419*[.C9])+0.938421" office:value-type="float" office:value="10.4811934771992">
            <text:p>10.4811934772</text:p>
          </table:table-cell>
          <table:table-cell table:formula="of:=((-0.0025*([.A10]^2))/2)+[.E$5]*[.A10]+[.C$4]" office:value-type="float" office:value="18.7875">
            <text:p>18.7875</text:p>
          </table:table-cell>
          <table:table-cell table:formula="of:=[.L10]-[.L9]" office:value-type="float" office:value="2.105">
            <text:p>2.10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  <table:table-cell table:formula="of:=[.C11]-[.C10]" office:value-type="float" office:value="1.4315954728582">
            <text:p>1.4315954729</text:p>
          </table:table-cell>
          <table:table-cell table:formula="of:=[.C10]+[.H10]" office:value-type="float" office:value="16.5148802992581">
            <text:p>16.5148802993</text:p>
          </table:table-cell>
          <table:table-cell table:formula="of:=[.C11]-[.F11]" office:value-type="float" office:value="-0.120548472192215">
            <text:p>-0.1205484722</text:p>
          </table:table-cell>
          <table:table-cell table:formula="of:=[.E10]*[.G$2]+([.F$2]*[.A11])" office:value-type="float" office:value="1.44377109463836">
            <text:p>1.4437710946</text:p>
          </table:table-cell>
          <table:table-cell table:formula="of:=[.E10]*[.G$2]" office:value-type="float" office:value="1.46377109463836">
            <text:p>1.4637710946</text:p>
          </table:table-cell>
          <table:table-cell table:formula="of:=[.E11]-[.I11]" office:value-type="float" office:value="-0.0321756217801625">
            <text:p>-0.0321756218</text:p>
          </table:table-cell>
          <table:table-cell table:formula="of:=(-0.0397265*[.C10]^2)+(1.24419*[.C10])+0.938421" office:value-type="float" office:value="10.6608009078832">
            <text:p>10.6608009079</text:p>
          </table:table-cell>
          <table:table-cell table:formula="of:=((-0.0025*([.A11]^2))/2)+[.E$5]*[.A11]+[.C$4]" office:value-type="float" office:value="20.89">
            <text:p>20.89</text:p>
          </table:table-cell>
          <table:table-cell table:formula="of:=[.L11]-[.L10]" office:value-type="float" office:value="2.1025">
            <text:p>2.10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  <table:table-cell table:formula="of:=[.C12]-[.C11]" office:value-type="float" office:value="1.3245635891806">
            <text:p>1.3245635892</text:p>
          </table:table-cell>
          <table:table-cell table:formula="of:=[.C11]+[.H11]" office:value-type="float" office:value="17.8381029217043">
            <text:p>17.8381029217</text:p>
          </table:table-cell>
          <table:table-cell table:formula="of:=[.C12]-[.F12]" office:value-type="float" office:value="-0.119207505457766">
            <text:p>-0.1192075055</text:p>
          </table:table-cell>
          <table:table-cell table:formula="of:=[.E11]*[.G$2]+([.F$2]*[.A12])" office:value-type="float" office:value="1.33751569921529">
            <text:p>1.3375156992</text:p>
          </table:table-cell>
          <table:table-cell table:formula="of:=[.E11]*[.G$2]" office:value-type="float" office:value="1.36001569921529">
            <text:p>1.3600156992</text:p>
          </table:table-cell>
          <table:table-cell table:formula="of:=[.E12]-[.I12]" office:value-type="float" office:value="-0.0354521100346932">
            <text:p>-0.03545211</text:p>
          </table:table-cell>
          <table:table-cell table:formula="of:=(-0.0397265*[.C11]^2)+(1.24419*[.C11])+0.938421" office:value-type="float" office:value="10.6586297944206">
            <text:p>10.6586297944</text:p>
          </table:table-cell>
          <table:table-cell table:formula="of:=((-0.0025*([.A12]^2))/2)+[.E$5]*[.A12]+[.C$4]" office:value-type="float" office:value="22.99">
            <text:p>22.99</text:p>
          </table:table-cell>
          <table:table-cell table:formula="of:=[.L12]-[.L11]" office:value-type="float" office:value="2.1">
            <text:p>2.1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  <table:table-cell table:formula="of:=[.C13]-[.C12]" office:value-type="float" office:value="1.2196723411352">
            <text:p>1.2196723411</text:p>
          </table:table-cell>
          <table:table-cell table:formula="of:=[.C12]+[.H12]" office:value-type="float" office:value="19.0564111154618">
            <text:p>19.0564111155</text:p>
          </table:table-cell>
          <table:table-cell table:formula="of:=[.C13]-[.F13]" office:value-type="float" office:value="-0.117843358080091">
            <text:p>-0.1178433581</text:p>
          </table:table-cell>
          <table:table-cell table:formula="of:=[.E12]*[.G$2]+([.F$2]*[.A13])" office:value-type="float" office:value="1.23333540972157">
            <text:p>1.2333354097</text:p>
          </table:table-cell>
          <table:table-cell table:formula="of:=[.E12]*[.G$2]" office:value-type="float" office:value="1.25833540972157">
            <text:p>1.2583354097</text:p>
          </table:table-cell>
          <table:table-cell table:formula="of:=[.E13]-[.I13]" office:value-type="float" office:value="-0.038663068586368">
            <text:p>-0.0386630686</text:p>
          </table:table-cell>
          <table:table-cell table:formula="of:=(-0.0397265*[.C12]^2)+(1.24419*[.C12])+0.938421" office:value-type="float" office:value="10.5115911532446">
            <text:p>10.5115911532</text:p>
          </table:table-cell>
          <table:table-cell table:formula="of:=((-0.0025*([.A13]^2))/2)+[.E$5]*[.A13]+[.C$4]" office:value-type="float" office:value="25.0875">
            <text:p>25.0875</text:p>
          </table:table-cell>
          <table:table-cell table:formula="of:=[.L13]-[.L12]" office:value-type="float" office:value="2.0975">
            <text:p>2.09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  <table:table-cell table:formula="of:=[.C14]-[.C13]" office:value-type="float" office:value="1.11687891605">
            <text:p>1.1168789161</text:p>
          </table:table-cell>
          <table:table-cell table:formula="of:=[.C13]+[.H13]" office:value-type="float" office:value="20.1719031671033">
            <text:p>20.1719031671</text:p>
          </table:table-cell>
          <table:table-cell table:formula="of:=[.C14]-[.F14]" office:value-type="float" office:value="-0.116456493671571">
            <text:p>-0.1164564937</text:p>
          </table:table-cell>
          <table:table-cell table:formula="of:=[.E13]*[.G$2]+([.F$2]*[.A14])" office:value-type="float" office:value="1.13118872407844">
            <text:p>1.1311887241</text:p>
          </table:table-cell>
          <table:table-cell table:formula="of:=[.E13]*[.G$2]" office:value-type="float" office:value="1.15868872407844">
            <text:p>1.1586887241</text:p>
          </table:table-cell>
          <table:table-cell table:formula="of:=[.E14]-[.I14]" office:value-type="float" office:value="-0.0418098080284428">
            <text:p>-0.041809808</text:p>
          </table:table-cell>
          <table:table-cell table:formula="of:=(-0.0397265*[.C13]^2)+(1.24419*[.C13])+0.938421" office:value-type="float" office:value="10.2529197368889">
            <text:p>10.2529197369</text:p>
          </table:table-cell>
          <table:table-cell table:formula="of:=((-0.0025*([.A14]^2))/2)+[.E$5]*[.A14]+[.C$4]" office:value-type="float" office:value="27.1825">
            <text:p>27.1825</text:p>
          </table:table-cell>
          <table:table-cell table:formula="of:=[.L14]-[.L13]" office:value-type="float" office:value="2.095">
            <text:p>2.09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  <table:table-cell table:formula="of:=[.C15]-[.C14]" office:value-type="float" office:value="1.016141357506">
            <text:p>1.0161413575</text:p>
          </table:table-cell>
          <table:table-cell table:formula="of:=[.C14]+[.H14]" office:value-type="float" office:value="21.1866353975101">
            <text:p>21.1866353975</text:p>
          </table:table-cell>
          <table:table-cell table:formula="of:=[.C15]-[.F15]" office:value-type="float" office:value="-0.115047366572441">
            <text:p>-0.1150473666</text:p>
          </table:table-cell>
          <table:table-cell table:formula="of:=[.E14]*[.G$2]+([.F$2]*[.A15])" office:value-type="float" office:value="1.0310349702475">
            <text:p>1.0310349702</text:p>
          </table:table-cell>
          <table:table-cell table:formula="of:=[.E14]*[.G$2]" office:value-type="float" office:value="1.0610349702475">
            <text:p>1.0610349702</text:p>
          </table:table-cell>
          <table:table-cell table:formula="of:=[.E15]-[.I15]" office:value-type="float" office:value="-0.0448936127414976">
            <text:p>-0.0448936127</text:p>
          </table:table-cell>
          <table:table-cell table:formula="of:=(-0.0397265*[.C14]^2)+(1.24419*[.C14])+0.938421" office:value-type="float" office:value="9.91237697322006">
            <text:p>9.9123769732</text:p>
          </table:table-cell>
          <table:table-cell table:formula="of:=((-0.0025*([.A15]^2))/2)+[.E$5]*[.A15]+[.C$4]" office:value-type="float" office:value="29.275">
            <text:p>29.275</text:p>
          </table:table-cell>
          <table:table-cell table:formula="of:=[.L15]-[.L14]" office:value-type="float" office:value="2.0925">
            <text:p>2.09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  <table:table-cell table:formula="of:=[.C16]-[.C15]" office:value-type="float" office:value="0.917418548211199">
            <text:p>0.9174185482</text:p>
          </table:table-cell>
          <table:table-cell table:formula="of:=[.C15]+[.H15]" office:value-type="float" office:value="22.1026230011852">
            <text:p>22.1026230012</text:p>
          </table:table-cell>
          <table:table-cell table:formula="of:=[.C16]-[.F16]" office:value-type="float" office:value="-0.113616422036301">
            <text:p>-0.113616422</text:p>
          </table:table-cell>
          <table:table-cell table:formula="of:=[.E15]*[.G$2]+([.F$2]*[.A16])" office:value-type="float" office:value="0.932834289630701">
            <text:p>0.9328342896</text:p>
          </table:table-cell>
          <table:table-cell table:formula="of:=[.E15]*[.G$2]" office:value-type="float" office:value="0.965334289630701">
            <text:p>0.9653342896</text:p>
          </table:table-cell>
          <table:table-cell table:formula="of:=[.E16]-[.I16]" office:value-type="float" office:value="-0.0479157414195023">
            <text:p>-0.0479157414</text:p>
          </table:table-cell>
          <table:table-cell table:formula="of:=(-0.0397265*[.C15]^2)+(1.24419*[.C15])+0.938421" office:value-type="float" office:value="9.51644445974691">
            <text:p>9.5164444597</text:p>
          </table:table-cell>
          <table:table-cell table:formula="of:=((-0.0025*([.A16]^2))/2)+[.E$5]*[.A16]+[.C$4]" office:value-type="float" office:value="31.365">
            <text:p>31.365</text:p>
          </table:table-cell>
          <table:table-cell table:formula="of:=[.L16]-[.L15]" office:value-type="float" office:value="2.09">
            <text:p>2.09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  <table:table-cell table:formula="of:=[.C17]-[.C16]" office:value-type="float" office:value="0.820670193219602">
            <text:p>0.8206701932</text:p>
          </table:table-cell>
          <table:table-cell table:formula="of:=[.C16]+[.H16]" office:value-type="float" office:value="22.9218408687796">
            <text:p>22.9218408688</text:p>
          </table:table-cell>
          <table:table-cell table:formula="of:=[.C17]-[.F17]" office:value-type="float" office:value="-0.112164096411099">
            <text:p>-0.1121640964</text:p>
          </table:table-cell>
          <table:table-cell table:formula="of:=[.E16]*[.G$2]+([.F$2]*[.A17])" office:value-type="float" office:value="0.836547620800639">
            <text:p>0.8365476208</text:p>
          </table:table-cell>
          <table:table-cell table:formula="of:=[.E16]*[.G$2]" office:value-type="float" office:value="0.871547620800639">
            <text:p>0.8715476208</text:p>
          </table:table-cell>
          <table:table-cell table:formula="of:=[.E17]-[.I17]" office:value-type="float" office:value="-0.050877427581037">
            <text:p>-0.0508774276</text:p>
          </table:table-cell>
          <table:table-cell table:formula="of:=(-0.0397265*[.C16]^2)+(1.24419*[.C16])+0.938421" office:value-type="float" office:value="9.08850842042453">
            <text:p>9.0885084204</text:p>
          </table:table-cell>
          <table:table-cell table:formula="of:=((-0.0025*([.A17]^2))/2)+[.E$5]*[.A17]+[.C$4]" office:value-type="float" office:value="33.4525">
            <text:p>33.4525</text:p>
          </table:table-cell>
          <table:table-cell table:formula="of:=[.L17]-[.L16]" office:value-type="float" office:value="2.0875">
            <text:p>2.08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  <table:table-cell table:formula="of:=[.C18]-[.C17]" office:value-type="float" office:value="0.725856803482298">
            <text:p>0.7258568035</text:p>
          </table:table-cell>
          <table:table-cell table:formula="of:=[.C17]+[.H17]" office:value-type="float" office:value="23.6462243931691">
            <text:p>23.6462243932</text:p>
          </table:table-cell>
          <table:table-cell table:formula="of:=[.C18]-[.F18]" office:value-type="float" office:value="-0.110690817318343">
            <text:p>-0.1106908173</text:p>
          </table:table-cell>
          <table:table-cell table:formula="of:=[.E17]*[.G$2]+([.F$2]*[.A18])" office:value-type="float" office:value="0.742136683558622">
            <text:p>0.7421366836</text:p>
          </table:table-cell>
          <table:table-cell table:formula="of:=[.E17]*[.G$2]" office:value-type="float" office:value="0.779636683558622">
            <text:p>0.7796366836</text:p>
          </table:table-cell>
          <table:table-cell table:formula="of:=[.E18]-[.I18]" office:value-type="float" office:value="-0.0537798800763239">
            <text:p>-0.0537798801</text:p>
          </table:table-cell>
          <table:table-cell table:formula="of:=(-0.0397265*[.C17]^2)+(1.24419*[.C17])+0.938421" office:value-type="float" office:value="8.64903551546088">
            <text:p>8.6490355155</text:p>
          </table:table-cell>
          <table:table-cell table:formula="of:=((-0.0025*([.A18]^2))/2)+[.E$5]*[.A18]+[.C$4]" office:value-type="float" office:value="35.5375">
            <text:p>35.5375</text:p>
          </table:table-cell>
          <table:table-cell table:formula="of:=[.L18]-[.L17]" office:value-type="float" office:value="2.08499999999999">
            <text:p>2.08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  <table:table-cell table:formula="of:=[.C19]-[.C18]" office:value-type="float" office:value="0.6329396797314">
            <text:p>0.6329396797</text:p>
          </table:table-cell>
          <table:table-cell table:formula="of:=[.C18]+[.H18]" office:value-type="float" office:value="24.2776702594094">
            <text:p>24.2776702594</text:p>
          </table:table-cell>
          <table:table-cell table:formula="of:=[.C19]-[.F19]" office:value-type="float" office:value="-0.109197003827223">
            <text:p>-0.1091970038</text:p>
          </table:table-cell>
          <table:table-cell table:formula="of:=[.E18]*[.G$2]+([.F$2]*[.A19])" office:value-type="float" office:value="0.649563963308183">
            <text:p>0.6495639633</text:p>
          </table:table-cell>
          <table:table-cell table:formula="of:=[.E18]*[.G$2]" office:value-type="float" office:value="0.689563963308183">
            <text:p>0.6895639633</text:p>
          </table:table-cell>
          <table:table-cell table:formula="of:=[.E19]-[.I19]" office:value-type="float" office:value="-0.0566242835767826">
            <text:p>-0.0566242836</text:p>
          </table:table-cell>
          <table:table-cell table:formula="of:=(-0.0397265*[.C18]^2)+(1.24419*[.C18])+0.938421" office:value-type="float" office:value="8.21574037841925">
            <text:p>8.2157403784</text:p>
          </table:table-cell>
          <table:table-cell table:formula="of:=((-0.0025*([.A19]^2))/2)+[.E$5]*[.A19]+[.C$4]" office:value-type="float" office:value="37.62">
            <text:p>37.62</text:p>
          </table:table-cell>
          <table:table-cell table:formula="of:=[.L19]-[.L18]" office:value-type="float" office:value="2.0825">
            <text:p>2.08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  <table:table-cell table:formula="of:=[.C20]-[.C19]" office:value-type="float" office:value="0.541880896683299">
            <text:p>0.5418808967</text:p>
          </table:table-cell>
          <table:table-cell table:formula="of:=[.C19]+[.H19]" office:value-type="float" office:value="24.8180372188904">
            <text:p>24.8180372189</text:p>
          </table:table-cell>
          <table:table-cell table:formula="of:=[.C20]-[.F20]" office:value-type="float" office:value="-0.107683066624883">
            <text:p>-0.1076830666</text:p>
          </table:table-cell>
          <table:table-cell table:formula="of:=[.E19]*[.G$2]+([.F$2]*[.A20])" office:value-type="float" office:value="0.55879269574483">
            <text:p>0.5587926957</text:p>
          </table:table-cell>
          <table:table-cell table:formula="of:=[.E19]*[.G$2]" office:value-type="float" office:value="0.60129269574483">
            <text:p>0.6012926957</text:p>
          </table:table-cell>
          <table:table-cell table:formula="of:=[.E20]-[.I20]" office:value-type="float" office:value="-0.0594117990615314">
            <text:p>-0.0594117991</text:p>
          </table:table-cell>
          <table:table-cell table:formula="of:=(-0.0397265*[.C19]^2)+(1.24419*[.C19])+0.938421" office:value-type="float" office:value="7.80374523934597">
            <text:p>7.8037452393</text:p>
          </table:table-cell>
          <table:table-cell table:formula="of:=((-0.0025*([.A20]^2))/2)+[.E$5]*[.A20]+[.C$4]" office:value-type="float" office:value="39.7">
            <text:p>39.7</text:p>
          </table:table-cell>
          <table:table-cell table:formula="of:=[.L20]-[.L19]" office:value-type="float" office:value="2.08000000000001">
            <text:p>2.08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  <table:table-cell table:formula="of:=[.C21]-[.C20]" office:value-type="float" office:value="0.452643287559301">
            <text:p>0.4526432876</text:p>
          </table:table-cell>
          <table:table-cell table:formula="of:=[.C20]+[.H20]" office:value-type="float" office:value="25.2691468480103">
            <text:p>25.269146848</text:p>
          </table:table-cell>
          <table:table-cell table:formula="of:=[.C21]-[.F21]" office:value-type="float" office:value="-0.10614940818553">
            <text:p>-0.1061494082</text:p>
          </table:table-cell>
          <table:table-cell table:formula="of:=[.E20]*[.G$2]+([.F$2]*[.A21])" office:value-type="float" office:value="0.469786851849134">
            <text:p>0.4697868518</text:p>
          </table:table-cell>
          <table:table-cell table:formula="of:=[.E20]*[.G$2]" office:value-type="float" office:value="0.514786851849134">
            <text:p>0.5147868518</text:p>
          </table:table-cell>
          <table:table-cell table:formula="of:=[.E21]-[.I21]" office:value-type="float" office:value="-0.0621435642898333">
            <text:p>-0.0621435643</text:p>
          </table:table-cell>
          <table:table-cell table:formula="of:=(-0.0397265*[.C20]^2)+(1.24419*[.C20])+0.938421" office:value-type="float" office:value="7.42573197772918">
            <text:p>7.4257319777</text:p>
          </table:table-cell>
          <table:table-cell table:formula="of:=((-0.0025*([.A21]^2))/2)+[.E$5]*[.A21]+[.C$4]" office:value-type="float" office:value="41.7775">
            <text:p>41.7775</text:p>
          </table:table-cell>
          <table:table-cell table:formula="of:=[.L21]-[.L20]" office:value-type="float" office:value="2.07749999999999">
            <text:p>2.07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  <table:table-cell table:formula="of:=[.C22]-[.C21]" office:value-type="float" office:value="0.3651904289157">
            <text:p>0.3651904289</text:p>
          </table:table-cell>
          <table:table-cell table:formula="of:=[.C21]+[.H21]" office:value-type="float" office:value="25.6327842916739">
            <text:p>25.6327842917</text:p>
          </table:table-cell>
          <table:table-cell table:formula="of:=[.C22]-[.F22]" office:value-type="float" office:value="-0.104596422933433">
            <text:p>-0.1045964229</text:p>
          </table:table-cell>
          <table:table-cell table:formula="of:=[.E21]*[.G$2]+([.F$2]*[.A22])" office:value-type="float" office:value="0.382511123181336">
            <text:p>0.3825111232</text:p>
          </table:table-cell>
          <table:table-cell table:formula="of:=[.E21]*[.G$2]" office:value-type="float" office:value="0.430011123181336">
            <text:p>0.4300111232</text:p>
          </table:table-cell>
          <table:table-cell table:formula="of:=[.E22]-[.I22]" office:value-type="float" office:value="-0.0648206942656364">
            <text:p>-0.0648206943</text:p>
          </table:table-cell>
          <table:table-cell table:formula="of:=(-0.0397265*[.C21]^2)+(1.24419*[.C21])+0.938421" office:value-type="float" office:value="7.09208693477328">
            <text:p>7.0920869348</text:p>
          </table:table-cell>
          <table:table-cell table:formula="of:=((-0.0025*([.A22]^2))/2)+[.E$5]*[.A22]+[.C$4]" office:value-type="float" office:value="43.8525">
            <text:p>43.8525</text:p>
          </table:table-cell>
          <table:table-cell table:formula="of:=[.L22]-[.L21]" office:value-type="float" office:value="2.075">
            <text:p>2.0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  <table:table-cell table:formula="of:=[.C23]-[.C22]" office:value-type="float" office:value="0.279486625776901">
            <text:p>0.2794866258</text:p>
          </table:table-cell>
          <table:table-cell table:formula="of:=[.C22]+[.H22]" office:value-type="float" office:value="25.9106989919218">
            <text:p>25.9106989919</text:p>
          </table:table-cell>
          <table:table-cell table:formula="of:=[.C23]-[.F23]" office:value-type="float" office:value="-0.103024497404434">
            <text:p>-0.1030244974</text:p>
          </table:table-cell>
          <table:table-cell table:formula="of:=[.E22]*[.G$2]+([.F$2]*[.A23])" office:value-type="float" office:value="0.296930907469915">
            <text:p>0.2969309075</text:p>
          </table:table-cell>
          <table:table-cell table:formula="of:=[.E22]*[.G$2]" office:value-type="float" office:value="0.346930907469915">
            <text:p>0.3469309075</text:p>
          </table:table-cell>
          <table:table-cell table:formula="of:=[.E23]-[.I23]" office:value-type="float" office:value="-0.0674442816930137">
            <text:p>-0.0674442817</text:p>
          </table:table-cell>
          <table:table-cell table:formula="of:=(-0.0397265*[.C22]^2)+(1.24419*[.C22])+0.938421" office:value-type="float" office:value="6.81103880073804">
            <text:p>6.8110388007</text:p>
          </table:table-cell>
          <table:table-cell table:formula="of:=((-0.0025*([.A23]^2))/2)+[.E$5]*[.A23]+[.C$4]" office:value-type="float" office:value="45.925">
            <text:p>45.925</text:p>
          </table:table-cell>
          <table:table-cell table:formula="of:=[.L23]-[.L22]" office:value-type="float" office:value="2.07250000000001">
            <text:p>2.07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  <table:table-cell table:formula="of:=[.C24]-[.C23]" office:value-type="float" office:value="0.195496897066398">
            <text:p>0.1954968971</text:p>
          </table:table-cell>
          <table:table-cell table:formula="of:=[.C23]+[.H23]" office:value-type="float" office:value="26.1046054019873">
            <text:p>26.104605402</text:p>
          </table:table-cell>
          <table:table-cell table:formula="of:=[.C24]-[.F24]" office:value-type="float" office:value="-0.101434010403516">
            <text:p>-0.1014340104</text:p>
          </table:table-cell>
          <table:table-cell table:formula="of:=[.E23]*[.G$2]+([.F$2]*[.A24])" office:value-type="float" office:value="0.213012294488056">
            <text:p>0.2130122945</text:p>
          </table:table-cell>
          <table:table-cell table:formula="of:=[.E23]*[.G$2]" office:value-type="float" office:value="0.265512294488056">
            <text:p>0.2655122945</text:p>
          </table:table-cell>
          <table:table-cell table:formula="of:=[.E24]-[.I24]" office:value-type="float" office:value="-0.0700153974216575">
            <text:p>-0.0700153974</text:p>
          </table:table-cell>
          <table:table-cell table:formula="of:=(-0.0397265*[.C23]^2)+(1.24419*[.C23])+0.938421" office:value-type="float" office:value="6.58878987991495">
            <text:p>6.5887898799</text:p>
          </table:table-cell>
          <table:table-cell table:formula="of:=((-0.0025*([.A24]^2))/2)+[.E$5]*[.A24]+[.C$4]" office:value-type="float" office:value="47.995">
            <text:p>47.995</text:p>
          </table:table-cell>
          <table:table-cell table:formula="of:=[.L24]-[.L23]" office:value-type="float" office:value="2.07">
            <text:p>2.07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  <table:table-cell table:formula="of:=[.C25]-[.C24]" office:value-type="float" office:value="0.113186961327902">
            <text:p>0.1131869613</text:p>
          </table:table-cell>
          <table:table-cell table:formula="of:=[.C24]+[.H24]" office:value-type="float" office:value="26.2161836860719">
            <text:p>26.2161836861</text:p>
          </table:table-cell>
          <table:table-cell table:formula="of:=[.C25]-[.F25]" office:value-type="float" office:value="-0.0998253331601546">
            <text:p>-0.0998253332</text:p>
          </table:table-cell>
          <table:table-cell table:formula="of:=[.E24]*[.G$2]+([.F$2]*[.A25])" office:value-type="float" office:value="0.130722052213078">
            <text:p>0.1307220522</text:p>
          </table:table-cell>
          <table:table-cell table:formula="of:=[.E24]*[.G$2]" office:value-type="float" office:value="0.185722052213078">
            <text:p>0.1857220522</text:p>
          </table:table-cell>
          <table:table-cell table:formula="of:=[.E25]-[.I25]" office:value-type="float" office:value="-0.072535090885177">
            <text:p>-0.0725350909</text:p>
          </table:table-cell>
          <table:table-cell table:formula="of:=(-0.0397265*[.C24]^2)+(1.24419*[.C24])+0.938421" office:value-type="float" office:value="6.42964102317326">
            <text:p>6.4296410232</text:p>
          </table:table-cell>
          <table:table-cell table:formula="of:=((-0.0025*([.A25]^2))/2)+[.E$5]*[.A25]+[.C$4]" office:value-type="float" office:value="50.0625">
            <text:p>50.0625</text:p>
          </table:table-cell>
          <table:table-cell table:formula="of:=[.L25]-[.L24]" office:value-type="float" office:value="2.0675">
            <text:p>2.06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  <table:table-cell table:formula="of:=[.C26]-[.C25]" office:value-type="float" office:value="0.032523222734401">
            <text:p>0.0325232227</text:p>
          </table:table-cell>
          <table:table-cell table:formula="of:=[.C25]+[.H25]" office:value-type="float" office:value="26.2470804051248">
            <text:p>26.2470804051</text:p>
          </table:table-cell>
          <table:table-cell table:formula="of:=[.C26]-[.F26]" office:value-type="float" office:value="-0.098198829478676">
            <text:p>-0.0981988295</text:p>
          </table:table-cell>
          <table:table-cell table:formula="of:=[.E25]*[.G$2]+([.F$2]*[.A26])" office:value-type="float" office:value="0.0500276132615065">
            <text:p>0.0500276133</text:p>
          </table:table-cell>
          <table:table-cell table:formula="of:=[.E25]*[.G$2]" office:value-type="float" office:value="0.107527613261506">
            <text:p>0.1075276133</text:p>
          </table:table-cell>
          <table:table-cell table:formula="of:=[.E26]-[.I26]" office:value-type="float" office:value="-0.0750043905271054">
            <text:p>-0.0750043905</text:p>
          </table:table-cell>
          <table:table-cell table:formula="of:=(-0.0397265*[.C25]^2)+(1.24419*[.C25])+0.938421" office:value-type="float" office:value="6.33611050588562">
            <text:p>6.3361105059</text:p>
          </table:table-cell>
          <table:table-cell table:formula="of:=((-0.0025*([.A26]^2))/2)+[.E$5]*[.A26]+[.C$4]" office:value-type="float" office:value="52.1275">
            <text:p>52.1275</text:p>
          </table:table-cell>
          <table:table-cell table:formula="of:=[.L26]-[.L25]" office:value-type="float" office:value="2.06499999999999">
            <text:p>2.06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  <table:table-cell table:formula="of:=[.C27]-[.C26]" office:value-type="float" office:value="-0.0465272426258991">
            <text:p>-0.0465272426</text:p>
          </table:table-cell>
          <table:table-cell table:formula="of:=[.C26]+[.H26]" office:value-type="float" office:value="26.1989091889076">
            <text:p>26.1989091889</text:p>
          </table:table-cell>
          <table:table-cell table:formula="of:=[.C27]-[.F27]" office:value-type="float" office:value="-0.0965548558874048">
            <text:p>-0.0965548559</text:p>
          </table:table-cell>
          <table:table-cell table:formula="of:=[.E26]*[.G$2]+([.F$2]*[.A27])" office:value-type="float" office:value="-0.029102938402319">
            <text:p>-0.0291029384</text:p>
          </table:table-cell>
          <table:table-cell table:formula="of:=[.E26]*[.G$2]" office:value-type="float" office:value="0.030897061597681">
            <text:p>0.0308970616</text:p>
          </table:table-cell>
          <table:table-cell table:formula="of:=[.E27]-[.I27]" office:value-type="float" office:value="-0.0774243042235801">
            <text:p>-0.0774243042</text:p>
          </table:table-cell>
          <table:table-cell table:formula="of:=(-0.0397265*[.C26]^2)+(1.24419*[.C26])+0.938421" office:value-type="float" office:value="6.30904711741079">
            <text:p>6.3090471174</text:p>
          </table:table-cell>
          <table:table-cell table:formula="of:=((-0.0025*([.A27]^2))/2)+[.E$5]*[.A27]+[.C$4]" office:value-type="float" office:value="54.19">
            <text:p>54.19</text:p>
          </table:table-cell>
          <table:table-cell table:formula="of:=[.L27]-[.L26]" office:value-type="float" office:value="2.06250000000001">
            <text:p>2.06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  <table:table-cell table:formula="of:=[.C28]-[.C27]" office:value-type="float" office:value="-0.123996700186702">
            <text:p>-0.1239967002</text:p>
          </table:table-cell>
          <table:table-cell table:formula="of:=[.C27]+[.H27]" office:value-type="float" office:value="26.0732513946179">
            <text:p>26.0732513946</text:p>
          </table:table-cell>
          <table:table-cell table:formula="of:=[.C28]-[.F28]" office:value-type="float" office:value="-0.0948937617843839">
            <text:p>-0.0948937618</text:p>
          </table:table-cell>
          <table:table-cell table:formula="of:=[.E27]*[.G$2]+([.F$2]*[.A28])" office:value-type="float" office:value="-0.106700880494604">
            <text:p>-0.1067008805</text:p>
          </table:table-cell>
          <table:table-cell table:formula="of:=[.E27]*[.G$2]" office:value-type="float" office:value="-0.0442008804946042">
            <text:p>-0.0442008805</text:p>
          </table:table-cell>
          <table:table-cell table:formula="of:=[.E28]-[.I28]" office:value-type="float" office:value="-0.0797958196920973">
            <text:p>-0.0797958197</text:p>
          </table:table-cell>
          <table:table-cell table:formula="of:=(-0.0397265*[.C27]^2)+(1.24419*[.C27])+0.938421" office:value-type="float" office:value="6.34773771716108">
            <text:p>6.3477377172</text:p>
          </table:table-cell>
          <table:table-cell table:formula="of:=((-0.0025*([.A28]^2))/2)+[.E$5]*[.A28]+[.C$4]" office:value-type="float" office:value="56.25">
            <text:p>56.25</text:p>
          </table:table-cell>
          <table:table-cell table:formula="of:=[.L28]-[.L27]" office:value-type="float" office:value="2.06">
            <text:p>2.06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  <table:table-cell table:formula="of:=[.C29]-[.C28]" office:value-type="float" office:value="-0.199916770073799">
            <text:p>-0.1999167701</text:p>
          </table:table-cell>
          <table:table-cell table:formula="of:=[.C28]+[.H28]" office:value-type="float" office:value="25.8716567523389">
            <text:p>25.8716567523</text:p>
          </table:table-cell>
          <table:table-cell table:formula="of:=[.C29]-[.F29]" office:value-type="float" office:value="-0.093215889579195">
            <text:p>-0.0932158896</text:p>
          </table:table-cell>
          <table:table-cell table:formula="of:=[.E28]*[.G$2]+([.F$2]*[.A29])" office:value-type="float" office:value="-0.182796865177366">
            <text:p>-0.1827968652</text:p>
          </table:table-cell>
          <table:table-cell table:formula="of:=[.E28]*[.G$2]" office:value-type="float" office:value="-0.117796865177366">
            <text:p>-0.1177968652</text:p>
          </table:table-cell>
          <table:table-cell table:formula="of:=[.E29]-[.I29]" office:value-type="float" office:value="-0.082119904896432">
            <text:p>-0.0821199049</text:p>
          </table:table-cell>
          <table:table-cell table:formula="of:=(-0.0397265*[.C28]^2)+(1.24419*[.C28])+0.938421" office:value-type="float" office:value="6.45000950157856">
            <text:p>6.4500095016</text:p>
          </table:table-cell>
          <table:table-cell table:formula="of:=((-0.0025*([.A29]^2))/2)+[.E$5]*[.A29]+[.C$4]" office:value-type="float" office:value="58.3075">
            <text:p>58.3075</text:p>
          </table:table-cell>
          <table:table-cell table:formula="of:=[.L29]-[.L28]" office:value-type="float" office:value="2.0575">
            <text:p>2.05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  <table:table-cell table:formula="of:=[.C30]-[.C29]" office:value-type="float" office:value="-0.274318440011402">
            <text:p>-0.27431844</text:p>
          </table:table-cell>
          <table:table-cell table:formula="of:=[.C29]+[.H29]" office:value-type="float" office:value="25.5956439975823">
            <text:p>25.5956439976</text:p>
          </table:table-cell>
          <table:table-cell table:formula="of:=[.C30]-[.F30]" office:value-type="float" office:value="-0.0915215748340366">
            <text:p>-0.0915215748</text:p>
          </table:table-cell>
          <table:table-cell table:formula="of:=[.E29]*[.G$2]+([.F$2]*[.A30])" office:value-type="float" office:value="-0.257420931570109">
            <text:p>-0.2574209316</text:p>
          </table:table-cell>
          <table:table-cell table:formula="of:=[.E29]*[.G$2]" office:value-type="float" office:value="-0.189920931570109">
            <text:p>-0.1899209316</text:p>
          </table:table-cell>
          <table:table-cell table:formula="of:=[.E30]-[.I30]" office:value-type="float" office:value="-0.0843975084412939">
            <text:p>-0.0843975084</text:p>
          </table:table-cell>
          <table:table-cell table:formula="of:=(-0.0397265*[.C29]^2)+(1.24419*[.C29])+0.938421" office:value-type="float" office:value="6.61232721608663">
            <text:p>6.6123272161</text:p>
          </table:table-cell>
          <table:table-cell table:formula="of:=((-0.0025*([.A30]^2))/2)+[.E$5]*[.A30]+[.C$4]" office:value-type="float" office:value="60.3625">
            <text:p>60.3625</text:p>
          </table:table-cell>
          <table:table-cell table:formula="of:=[.L30]-[.L29]" office:value-type="float" office:value="2.05499999999999">
            <text:p>2.05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  <table:table-cell table:formula="of:=[.C31]-[.C30]" office:value-type="float" office:value="-0.347232077969199">
            <text:p>-0.347232078</text:p>
          </table:table-cell>
          <table:table-cell table:formula="of:=[.C30]+[.H30]" office:value-type="float" office:value="25.2467014911782">
            <text:p>25.2467014912</text:p>
          </table:table-cell>
          <table:table-cell table:formula="of:=[.C31]-[.F31]" office:value-type="float" office:value="-0.0898111463990894">
            <text:p>-0.0898111464</text:p>
          </table:table-cell>
          <table:table-cell table:formula="of:=[.E30]*[.G$2]+([.F$2]*[.A31])" office:value-type="float" office:value="-0.330602518010832">
            <text:p>-0.330602518</text:p>
          </table:table-cell>
          <table:table-cell table:formula="of:=[.E30]*[.G$2]" office:value-type="float" office:value="-0.260602518010832">
            <text:p>-0.260602518</text:p>
          </table:table-cell>
          <table:table-cell table:formula="of:=[.E31]-[.I31]" office:value-type="float" office:value="-0.0866295599583667">
            <text:p>-0.08662956</text:p>
          </table:table-cell>
          <table:table-cell table:formula="of:=(-0.0397265*[.C30]^2)+(1.24419*[.C30])+0.938421" office:value-type="float" office:value="6.82988553623957">
            <text:p>6.8298855362</text:p>
          </table:table-cell>
          <table:table-cell table:formula="of:=((-0.0025*([.A31]^2))/2)+[.E$5]*[.A31]+[.C$4]" office:value-type="float" office:value="62.415">
            <text:p>62.415</text:p>
          </table:table-cell>
          <table:table-cell table:formula="of:=[.L31]-[.L30]" office:value-type="float" office:value="2.05250000000001">
            <text:p>2.05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  <table:table-cell table:formula="of:=[.C32]-[.C31]" office:value-type="float" office:value="-0.418687444558699">
            <text:p>-0.4186874446</text:p>
          </table:table-cell>
          <table:table-cell table:formula="of:=[.C31]+[.H31]" office:value-type="float" office:value="24.8262878267683">
            <text:p>24.8262878268</text:p>
          </table:table-cell>
          <table:table-cell table:formula="of:=[.C32]-[.F32]" office:value-type="float" office:value="-0.088084926547868">
            <text:p>-0.0880849265</text:p>
          </table:table-cell>
          <table:table-cell table:formula="of:=[.E31]*[.G$2]+([.F$2]*[.A32])" office:value-type="float" office:value="-0.402370474070739">
            <text:p>-0.4023704741</text:p>
          </table:table-cell>
          <table:table-cell table:formula="of:=[.E31]*[.G$2]" office:value-type="float" office:value="-0.329870474070739">
            <text:p>-0.3298704741</text:p>
          </table:table-cell>
          <table:table-cell table:formula="of:=[.E32]-[.I32]" office:value-type="float" office:value="-0.0888169704879603">
            <text:p>-0.0888169705</text:p>
          </table:table-cell>
          <table:table-cell table:formula="of:=(-0.0397265*[.C31]^2)+(1.24419*[.C31])+0.938421" office:value-type="float" office:value="7.09669683285368">
            <text:p>7.0966968329</text:p>
          </table:table-cell>
          <table:table-cell table:formula="of:=((-0.0025*([.A32]^2))/2)+[.E$5]*[.A32]+[.C$4]" office:value-type="float" office:value="64.465">
            <text:p>64.465</text:p>
          </table:table-cell>
          <table:table-cell table:formula="of:=[.L32]-[.L31]" office:value-type="float" office:value="2.05">
            <text:p>2.0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  <table:table-cell table:formula="of:=[.C33]-[.C32]" office:value-type="float" office:value="-0.488713705179201">
            <text:p>-0.4887137052</text:p>
          </table:table-cell>
          <table:table-cell table:formula="of:=[.C32]+[.H32]" office:value-type="float" office:value="24.3358324261497">
            <text:p>24.3358324261</text:p>
          </table:table-cell>
          <table:table-cell table:formula="of:=[.C33]-[.F33]" office:value-type="float" office:value="-0.0863432311084615">
            <text:p>-0.0863432311</text:p>
          </table:table-cell>
          <table:table-cell table:formula="of:=[.E32]*[.G$2]+([.F$2]*[.A33])" office:value-type="float" office:value="-0.472753072330765">
            <text:p>-0.4727530723</text:p>
          </table:table-cell>
          <table:table-cell table:formula="of:=[.E32]*[.G$2]" office:value-type="float" office:value="-0.397753072330765">
            <text:p>-0.3977530723</text:p>
          </table:table-cell>
          <table:table-cell table:formula="of:=[.E33]-[.I33]" office:value-type="float" office:value="-0.0909606328484365">
            <text:p>-0.0909606328</text:p>
          </table:table-cell>
          <table:table-cell table:formula="of:=(-0.0397265*[.C32]^2)+(1.24419*[.C32])+0.938421" office:value-type="float" office:value="7.40567452685363">
            <text:p>7.4056745269</text:p>
          </table:table-cell>
          <table:table-cell table:formula="of:=((-0.0025*([.A33]^2))/2)+[.E$5]*[.A33]+[.C$4]" office:value-type="float" office:value="66.5125">
            <text:p>66.5125</text:p>
          </table:table-cell>
          <table:table-cell table:formula="of:=[.L33]-[.L32]" office:value-type="float" office:value="2.04749999999999">
            <text:p>2.04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  <table:table-cell table:formula="of:=[.C34]-[.C33]" office:value-type="float" office:value="-0.557339441922899">
            <text:p>-0.5573394419</text:p>
          </table:table-cell>
          <table:table-cell table:formula="of:=[.C33]+[.H33]" office:value-type="float" office:value="23.7767361227104">
            <text:p>23.7767361227</text:p>
          </table:table-cell>
          <table:table-cell table:formula="of:=[.C34]-[.F34]" office:value-type="float" office:value="-0.0845863695921345">
            <text:p>-0.0845863696</text:p>
          </table:table-cell>
          <table:table-cell table:formula="of:=[.E33]*[.G$2]+([.F$2]*[.A34])" office:value-type="float" office:value="-0.541778019920241">
            <text:p>-0.5417780199</text:p>
          </table:table-cell>
          <table:table-cell table:formula="of:=[.E33]*[.G$2]" office:value-type="float" office:value="-0.464278019920241">
            <text:p>-0.4642780199</text:p>
          </table:table-cell>
          <table:table-cell table:formula="of:=[.E34]-[.I34]" office:value-type="float" office:value="-0.093061422002658">
            <text:p>-0.093061422</text:p>
          </table:table-cell>
          <table:table-cell table:formula="of:=(-0.0397265*[.C33]^2)+(1.24419*[.C33])+0.938421" office:value-type="float" office:value="7.7487122308828">
            <text:p>7.7487122309</text:p>
          </table:table-cell>
          <table:table-cell table:formula="of:=((-0.0025*([.A34]^2))/2)+[.E$5]*[.A34]+[.C$4]" office:value-type="float" office:value="68.5575">
            <text:p>68.5575</text:p>
          </table:table-cell>
          <table:table-cell table:formula="of:=[.L34]-[.L33]" office:value-type="float" office:value="2.045">
            <text:p>2.04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  <table:table-cell table:formula="of:=[.C35]-[.C34]" office:value-type="float" office:value="-0.624592665240801">
            <text:p>-0.6245926652</text:p>
          </table:table-cell>
          <table:table-cell table:formula="of:=[.C34]+[.H34]" office:value-type="float" office:value="23.1503717331981">
            <text:p>23.1503717332</text:p>
          </table:table-cell>
          <table:table-cell table:formula="of:=[.C35]-[.F35]" office:value-type="float" office:value="-0.0828146453205605">
            <text:p>-0.0828146453</text:p>
          </table:table-cell>
          <table:table-cell table:formula="of:=[.E34]*[.G$2]+([.F$2]*[.A35])" office:value-type="float" office:value="-0.609472469826754">
            <text:p>-0.6094724698</text:p>
          </table:table-cell>
          <table:table-cell table:formula="of:=[.E34]*[.G$2]" office:value-type="float" office:value="-0.529472469826754">
            <text:p>-0.5294724698</text:p>
          </table:table-cell>
          <table:table-cell table:formula="of:=[.E35]-[.I35]" office:value-type="float" office:value="-0.0951201954140468">
            <text:p>-0.0951201954</text:p>
          </table:table-cell>
          <table:table-cell table:formula="of:=(-0.0397265*[.C34]^2)+(1.24419*[.C34])+0.938421" office:value-type="float" office:value="8.11675886640419">
            <text:p>8.1167588664</text:p>
          </table:table-cell>
          <table:table-cell table:formula="of:=((-0.0025*([.A35]^2))/2)+[.E$5]*[.A35]+[.C$4]" office:value-type="float" office:value="70.6">
            <text:p>70.6</text:p>
          </table:table-cell>
          <table:table-cell table:formula="of:=[.L35]-[.L34]" office:value-type="float" office:value="2.0425">
            <text:p>2.04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  <table:table-cell table:formula="of:=[.C36]-[.C35]" office:value-type="float" office:value="-0.690500825375">
            <text:p>-0.6905008254</text:p>
          </table:table-cell>
          <table:table-cell table:formula="of:=[.C35]+[.H35]" office:value-type="float" office:value="22.4580846180507">
            <text:p>22.4580846181</text:p>
          </table:table-cell>
          <table:table-cell table:formula="of:=[.C36]-[.F36]" office:value-type="float" office:value="-0.0810283555482449">
            <text:p>-0.0810283555</text:p>
          </table:table-cell>
          <table:table-cell table:formula="of:=[.E35]*[.G$2]+([.F$2]*[.A36])" office:value-type="float" office:value="-0.675863031978761">
            <text:p>-0.675863032</text:p>
          </table:table-cell>
          <table:table-cell table:formula="of:=[.E35]*[.G$2]" office:value-type="float" office:value="-0.593363031978761">
            <text:p>-0.593363032</text:p>
          </table:table-cell>
          <table:table-cell table:formula="of:=[.E36]-[.I36]" office:value-type="float" office:value="-0.0971377933962395">
            <text:p>-0.0971377934</text:p>
          </table:table-cell>
          <table:table-cell table:formula="of:=(-0.0397265*[.C35]^2)+(1.24419*[.C35])+0.938421" office:value-type="float" office:value="8.49988993703249">
            <text:p>8.499889937</text:p>
          </table:table-cell>
          <table:table-cell table:formula="of:=((-0.0025*([.A36]^2))/2)+[.E$5]*[.A36]+[.C$4]" office:value-type="float" office:value="72.64">
            <text:p>72.64</text:p>
          </table:table-cell>
          <table:table-cell table:formula="of:=[.L36]-[.L35]" office:value-type="float" office:value="2.04000000000001">
            <text:p>2.04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  <table:table-cell table:formula="of:=[.C37]-[.C36]" office:value-type="float" office:value="-0.755090823563698">
            <text:p>-0.7550908236</text:p>
          </table:table-cell>
          <table:table-cell table:formula="of:=[.C36]+[.H36]" office:value-type="float" office:value="21.7011932305237">
            <text:p>21.7011932305</text:p>
          </table:table-cell>
          <table:table-cell table:formula="of:=[.C37]-[.F37]" office:value-type="float" office:value="-0.0792277915849375">
            <text:p>-0.0792277916</text:p>
          </table:table-cell>
          <table:table-cell table:formula="of:=[.E36]*[.G$2]+([.F$2]*[.A37])" office:value-type="float" office:value="-0.74097578410625">
            <text:p>-0.7409757841</text:p>
          </table:table-cell>
          <table:table-cell table:formula="of:=[.E36]*[.G$2]" office:value-type="float" office:value="-0.65597578410625">
            <text:p>-0.6559757841</text:p>
          </table:table-cell>
          <table:table-cell table:formula="of:=[.E37]-[.I37]" office:value-type="float" office:value="-0.0991150394574477">
            <text:p>-0.0991150395</text:p>
          </table:table-cell>
          <table:table-cell table:formula="of:=(-0.0397265*[.C36]^2)+(1.24419*[.C36])+0.938421" office:value-type="float" office:value="8.88737513118261">
            <text:p>8.8873751312</text:p>
          </table:table-cell>
          <table:table-cell table:formula="of:=((-0.0025*([.A37]^2))/2)+[.E$5]*[.A37]+[.C$4]" office:value-type="float" office:value="74.6775">
            <text:p>74.6775</text:p>
          </table:table-cell>
          <table:table-cell table:formula="of:=[.L37]-[.L36]" office:value-type="float" office:value="2.03750000000001">
            <text:p>2.03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  <table:table-cell table:formula="of:=[.C38]-[.C37]" office:value-type="float" office:value="-0.818389023020401">
            <text:p>-0.818389023</text:p>
          </table:table-cell>
          <table:table-cell table:formula="of:=[.C37]+[.H37]" office:value-type="float" office:value="20.8809896548326">
            <text:p>20.8809896548</text:p>
          </table:table-cell>
          <table:table-cell table:formula="of:=[.C38]-[.F38]" office:value-type="float" office:value="-0.0774132389141506">
            <text:p>-0.0774132389</text:p>
          </table:table-cell>
          <table:table-cell table:formula="of:=[.E37]*[.G$2]+([.F$2]*[.A38])" office:value-type="float" office:value="-0.804836282385513">
            <text:p>-0.8048362824</text:p>
          </table:table-cell>
          <table:table-cell table:formula="of:=[.E37]*[.G$2]" office:value-type="float" office:value="-0.717336282385513">
            <text:p>-0.7173362824</text:p>
          </table:table-cell>
          <table:table-cell table:formula="of:=[.E38]-[.I38]" office:value-type="float" office:value="-0.101052740634888">
            <text:p>-0.1010527406</text:p>
          </table:table-cell>
          <table:table-cell table:formula="of:=(-0.0397265*[.C37]^2)+(1.24419*[.C37])+0.938421" office:value-type="float" office:value="9.26774241977928">
            <text:p>9.2677424198</text:p>
          </table:table-cell>
          <table:table-cell table:formula="of:=((-0.0025*([.A38]^2))/2)+[.E$5]*[.A38]+[.C$4]" office:value-type="float" office:value="76.7125">
            <text:p>76.7125</text:p>
          </table:table-cell>
          <table:table-cell table:formula="of:=[.L38]-[.L37]" office:value-type="float" office:value="2.03499999999998">
            <text:p>2.03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  <table:table-cell table:formula="of:=[.C39]-[.C38]" office:value-type="float" office:value="-0.880421259695499">
            <text:p>-0.8804212597</text:p>
          </table:table-cell>
          <table:table-cell table:formula="of:=[.C38]+[.H38]" office:value-type="float" office:value="19.9987401335329">
            <text:p>19.9987401335</text:p>
          </table:table-cell>
          <table:table-cell table:formula="of:=[.C39]-[.F39]" office:value-type="float" office:value="-0.0755849773099868">
            <text:p>-0.0755849773</text:p>
          </table:table-cell>
          <table:table-cell table:formula="of:=[.E38]*[.G$2]+([.F$2]*[.A39])" office:value-type="float" office:value="-0.867469571869381">
            <text:p>-0.8674695719</text:p>
          </table:table-cell>
          <table:table-cell table:formula="of:=[.E38]*[.G$2]" office:value-type="float" office:value="-0.777469571869381">
            <text:p>-0.7774695719</text:p>
          </table:table-cell>
          <table:table-cell table:formula="of:=[.E39]-[.I39]" office:value-type="float" office:value="-0.102951687826118">
            <text:p>-0.1029516878</text:p>
          </table:table-cell>
          <table:table-cell table:formula="of:=(-0.0397265*[.C38]^2)+(1.24419*[.C38])+0.938421" office:value-type="float" office:value="9.62883880773129">
            <text:p>9.6288388077</text:p>
          </table:table-cell>
          <table:table-cell table:formula="of:=((-0.0025*([.A39]^2))/2)+[.E$5]*[.A39]+[.C$4]" office:value-type="float" office:value="78.745">
            <text:p>78.745</text:p>
          </table:table-cell>
          <table:table-cell table:formula="of:=[.L39]-[.L38]" office:value-type="float" office:value="2.0325">
            <text:p>2.03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  <table:table-cell table:formula="of:=[.C40]-[.C39]" office:value-type="float" office:value="-0.941212852820101">
            <text:p>-0.9412128528</text:p>
          </table:table-cell>
          <table:table-cell table:formula="of:=[.C39]+[.H39]" office:value-type="float" office:value="19.0556855843535">
            <text:p>19.0556855844</text:p>
          </table:table-cell>
          <table:table-cell table:formula="of:=[.C40]-[.F40]" office:value-type="float" office:value="-0.073743280950719">
            <text:p>-0.073743281</text:p>
          </table:table-cell>
          <table:table-cell table:formula="of:=[.E39]*[.G$2]+([.F$2]*[.A40])" office:value-type="float" office:value="-0.928900196710724">
            <text:p>-0.9289001967</text:p>
          </table:table-cell>
          <table:table-cell table:formula="of:=[.E39]*[.G$2]" office:value-type="float" office:value="-0.836400196710724">
            <text:p>-0.8364001967</text:p>
          </table:table-cell>
          <table:table-cell table:formula="of:=[.E40]-[.I40]" office:value-type="float" office:value="-0.104812656109377">
            <text:p>-0.1048126561</text:p>
          </table:table-cell>
          <table:table-cell table:formula="of:=(-0.0397265*[.C39]^2)+(1.24419*[.C39])+0.938421" office:value-type="float" office:value="9.95788789112587">
            <text:p>9.9578878911</text:p>
          </table:table-cell>
          <table:table-cell table:formula="of:=((-0.0025*([.A40]^2))/2)+[.E$5]*[.A40]+[.C$4]" office:value-type="float" office:value="80.775">
            <text:p>80.775</text:p>
          </table:table-cell>
          <table:table-cell table:formula="of:=[.L40]-[.L39]" office:value-type="float" office:value="2.03">
            <text:p>2.03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  <table:table-cell table:formula="of:=[.C41]-[.C40]" office:value-type="float" office:value="-1.0007886152419">
            <text:p>-1.0007886152</text:p>
          </table:table-cell>
          <table:table-cell table:formula="of:=[.C40]+[.H40]" office:value-type="float" office:value="18.0530421066921">
            <text:p>18.0530421067</text:p>
          </table:table-cell>
          <table:table-cell table:formula="of:=[.C41]-[.F41]" office:value-type="float" office:value="-0.0718884185311737">
            <text:p>-0.0718884185</text:p>
          </table:table-cell>
          <table:table-cell table:formula="of:=[.E40]*[.G$2]+([.F$2]*[.A41])" office:value-type="float" office:value="-0.989152210179096">
            <text:p>-0.9891522102</text:p>
          </table:table-cell>
          <table:table-cell table:formula="of:=[.E40]*[.G$2]" office:value-type="float" office:value="-0.894152210179096">
            <text:p>-0.8941522102</text:p>
          </table:table-cell>
          <table:table-cell table:formula="of:=[.E41]-[.I41]" office:value-type="float" office:value="-0.106636405062802">
            <text:p>-0.1066364051</text:p>
          </table:table-cell>
          <table:table-cell table:formula="of:=(-0.0397265*[.C40]^2)+(1.24419*[.C40])+0.938421" office:value-type="float" office:value="10.2415443656245">
            <text:p>10.2415443656</text:p>
          </table:table-cell>
          <table:table-cell table:formula="of:=((-0.0025*([.A41]^2))/2)+[.E$5]*[.A41]+[.C$4]" office:value-type="float" office:value="82.8025">
            <text:p>82.8025</text:p>
          </table:table-cell>
          <table:table-cell table:formula="of:=[.L41]-[.L40]" office:value-type="float" office:value="2.02749999999999">
            <text:p>2.02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  <table:table-cell table:formula="of:=[.C42]-[.C41]" office:value-type="float" office:value="-1.0591728635514">
            <text:p>-1.0591728636</text:p>
          </table:table-cell>
          <table:table-cell table:formula="of:=[.C41]+[.H41]" office:value-type="float" office:value="16.9920014779818">
            <text:p>16.992001478</text:p>
          </table:table-cell>
          <table:table-cell table:formula="of:=[.C42]-[.F42]" office:value-type="float" office:value="-0.0700206533723069">
            <text:p>-0.0700206534</text:p>
          </table:table-cell>
          <table:table-cell table:formula="of:=[.E41]*[.G$2]+([.F$2]*[.A42])" office:value-type="float" office:value="-1.0482491844798">
            <text:p>-1.0482491845</text:p>
          </table:table-cell>
          <table:table-cell table:formula="of:=[.E41]*[.G$2]" office:value-type="float" office:value="-0.950749184479803">
            <text:p>-0.9507491845</text:p>
          </table:table-cell>
          <table:table-cell table:formula="of:=[.E42]-[.I42]" office:value-type="float" office:value="-0.1084236790716">
            <text:p>-0.1084236791</text:p>
          </table:table-cell>
          <table:table-cell table:formula="of:=(-0.0397265*[.C41]^2)+(1.24419*[.C41])+0.938421" office:value-type="float" office:value="10.4659456253387">
            <text:p>10.4659456253</text:p>
          </table:table-cell>
          <table:table-cell table:formula="of:=((-0.0025*([.A42]^2))/2)+[.E$5]*[.A42]+[.C$4]" office:value-type="float" office:value="84.8275">
            <text:p>84.8275</text:p>
          </table:table-cell>
          <table:table-cell table:formula="of:=[.L42]-[.L41]" office:value-type="float" office:value="2.02500000000001">
            <text:p>2.0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  <table:table-cell table:formula="of:=[.C43]-[.C42]" office:value-type="float" office:value="-1.1163894280083">
            <text:p>-1.116389428</text:p>
          </table:table-cell>
          <table:table-cell table:formula="of:=[.C42]+[.H42]" office:value-type="float" office:value="15.8737316401297">
            <text:p>15.8737316401</text:p>
          </table:table-cell>
          <table:table-cell table:formula="of:=[.C43]-[.F43]" office:value-type="float" office:value="-0.0681402435284948">
            <text:p>-0.0681402435</text:p>
          </table:table-cell>
          <table:table-cell table:formula="of:=[.E42]*[.G$2]+([.F$2]*[.A43])" office:value-type="float" office:value="-1.10621422037383">
            <text:p>-1.1062142204</text:p>
          </table:table-cell>
          <table:table-cell table:formula="of:=[.E42]*[.G$2]" office:value-type="float" office:value="-1.00621422037383">
            <text:p>-1.0062142204</text:p>
          </table:table-cell>
          <table:table-cell table:formula="of:=[.E43]-[.I43]" office:value-type="float" office:value="-0.110175207634466">
            <text:p>-0.1101752076</text:p>
          </table:table-cell>
          <table:table-cell table:formula="of:=(-0.0397265*[.C42]^2)+(1.24419*[.C42])+0.938421" office:value-type="float" office:value="10.6167605855131">
            <text:p>10.6167605855</text:p>
          </table:table-cell>
          <table:table-cell table:formula="of:=((-0.0025*([.A43]^2))/2)+[.E$5]*[.A43]+[.C$4]" office:value-type="float" office:value="86.85">
            <text:p>86.85</text:p>
          </table:table-cell>
          <table:table-cell table:formula="of:=[.L43]-[.L42]" office:value-type="float" office:value="2.02250000000001">
            <text:p>2.02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  <table:table-cell table:formula="of:=[.C44]-[.C43]" office:value-type="float" office:value="-1.1724616622675">
            <text:p>-1.1724616623</text:p>
          </table:table-cell>
          <table:table-cell table:formula="of:=[.C43]+[.H43]" office:value-type="float" office:value="14.6993771762274">
            <text:p>14.6993771762</text:p>
          </table:table-cell>
          <table:table-cell table:formula="of:=[.C44]-[.F44]" office:value-type="float" office:value="-0.0662474418936672">
            <text:p>-0.0662474419</text:p>
          </table:table-cell>
          <table:table-cell table:formula="of:=[.E43]*[.G$2]+([.F$2]*[.A44])" office:value-type="float" office:value="-1.16306995660788">
            <text:p>-1.1630699566</text:p>
          </table:table-cell>
          <table:table-cell table:formula="of:=[.E43]*[.G$2]" office:value-type="float" office:value="-1.06056995660788">
            <text:p>-1.0605699566</text:p>
          </table:table-cell>
          <table:table-cell table:formula="of:=[.E44]-[.I44]" office:value-type="float" office:value="-0.111891705659616">
            <text:p>-0.1118917057</text:p>
          </table:table-cell>
          <table:table-cell table:formula="of:=(-0.0397265*[.C43]^2)+(1.24419*[.C43])+0.938421" office:value-type="float" office:value="10.6792358566396">
            <text:p>10.6792358566</text:p>
          </table:table-cell>
          <table:table-cell table:formula="of:=((-0.0025*([.A44]^2))/2)+[.E$5]*[.A44]+[.C$4]" office:value-type="float" office:value="88.87">
            <text:p>88.87</text:p>
          </table:table-cell>
          <table:table-cell table:formula="of:=[.L44]-[.L43]" office:value-type="float" office:value="2.02000000000001">
            <text:p>2.02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  <table:table-cell table:formula="of:=[.C45]-[.C44]" office:value-type="float" office:value="-1.227412452911">
            <text:p>-1.2274124529</text:p>
          </table:table-cell>
          <table:table-cell table:formula="of:=[.C44]+[.H44]" office:value-type="float" office:value="13.4700597777258">
            <text:p>13.4700597777</text:p>
          </table:table-cell>
          <table:table-cell table:formula="of:=[.C45]-[.F45]" office:value-type="float" office:value="-0.0643424963031158">
            <text:p>-0.0643424963</text:p>
          </table:table-cell>
          <table:table-cell table:formula="of:=[.E44]*[.G$2]+([.F$2]*[.A45])" office:value-type="float" office:value="-1.21883857915412">
            <text:p>-1.2188385792</text:p>
          </table:table-cell>
          <table:table-cell table:formula="of:=[.E44]*[.G$2]" office:value-type="float" office:value="-1.11383857915412">
            <text:p>-1.1138385792</text:p>
          </table:table-cell>
          <table:table-cell table:formula="of:=[.E45]-[.I45]" office:value-type="float" office:value="-0.113573873756876">
            <text:p>-0.1135738738</text:p>
          </table:table-cell>
          <table:table-cell table:formula="of:=(-0.0397265*[.C44]^2)+(1.24419*[.C44])+0.938421" office:value-type="float" office:value="10.6382393921593">
            <text:p>10.6382393922</text:p>
          </table:table-cell>
          <table:table-cell table:formula="of:=((-0.0025*([.A45]^2))/2)+[.E$5]*[.A45]+[.C$4]" office:value-type="float" office:value="90.8875">
            <text:p>90.8875</text:p>
          </table:table-cell>
          <table:table-cell table:formula="of:=[.L45]-[.L44]" office:value-type="float" office:value="2.0175">
            <text:p>2.01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  <table:table-cell table:formula="of:=[.C46]-[.C45]" office:value-type="float" office:value="-1.2812642287897">
            <text:p>-1.2812642288</text:p>
          </table:table-cell>
          <table:table-cell table:formula="of:=[.C45]+[.H45]" office:value-type="float" office:value="12.1868787022686">
            <text:p>12.1868787023</text:p>
          </table:table-cell>
          <table:table-cell table:formula="of:=[.C46]-[.F46]" office:value-type="float" office:value="-0.0624256496355748">
            <text:p>-0.0624256496</text:p>
          </table:table-cell>
          <table:table-cell table:formula="of:=[.E45]*[.G$2]+([.F$2]*[.A46])" office:value-type="float" office:value="-1.27354183026545">
            <text:p>-1.2735418303</text:p>
          </table:table-cell>
          <table:table-cell table:formula="of:=[.E45]*[.G$2]" office:value-type="float" office:value="-1.16604183026545">
            <text:p>-1.1660418303</text:p>
          </table:table-cell>
          <table:table-cell table:formula="of:=[.E46]-[.I46]" office:value-type="float" office:value="-0.11522239852425">
            <text:p>-0.1152223985</text:p>
          </table:table-cell>
          <table:table-cell table:formula="of:=(-0.0397265*[.C45]^2)+(1.24419*[.C45])+0.938421" office:value-type="float" office:value="10.4783017266653">
            <text:p>10.4783017267</text:p>
          </table:table-cell>
          <table:table-cell table:formula="of:=((-0.0025*([.A46]^2))/2)+[.E$5]*[.A46]+[.C$4]" office:value-type="float" office:value="92.9025">
            <text:p>92.9025</text:p>
          </table:table-cell>
          <table:table-cell table:formula="of:=[.L46]-[.L45]" office:value-type="float" office:value="2.01499999999999">
            <text:p>2.01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  <table:table-cell table:formula="of:=[.C47]-[.C46]" office:value-type="float" office:value="-1.3340389701779">
            <text:p>-1.3340389702</text:p>
          </table:table-cell>
          <table:table-cell table:formula="of:=[.C46]+[.H46]" office:value-type="float" office:value="10.8509112223675">
            <text:p>10.8509112224</text:p>
          </table:table-cell>
          <table:table-cell table:formula="of:=[.C47]-[.F47]" office:value-type="float" office:value="-0.0604971399124477">
            <text:p>-0.0604971399</text:p>
          </table:table-cell>
          <table:table-cell table:formula="of:=[.E46]*[.G$2]+([.F$2]*[.A47])" office:value-type="float" office:value="-1.32720101735022">
            <text:p>-1.3272010174</text:p>
          </table:table-cell>
          <table:table-cell table:formula="of:=[.E46]*[.G$2]" office:value-type="float" office:value="-1.21720101735022">
            <text:p>-1.2172010174</text:p>
          </table:table-cell>
          <table:table-cell table:formula="of:=[.E47]-[.I47]" office:value-type="float" office:value="-0.116837952827683">
            <text:p>-0.1168379528</text:p>
          </table:table-cell>
          <table:table-cell table:formula="of:=(-0.0397265*[.C46]^2)+(1.24419*[.C46])+0.938421" office:value-type="float" office:value="10.1836549164947">
            <text:p>10.1836549165</text:p>
          </table:table-cell>
          <table:table-cell table:formula="of:=((-0.0025*([.A47]^2))/2)+[.E$5]*[.A47]+[.C$4]" office:value-type="float" office:value="94.915">
            <text:p>94.915</text:p>
          </table:table-cell>
          <table:table-cell table:formula="of:=[.L47]-[.L46]" office:value-type="float" office:value="2.0125">
            <text:p>2.012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  <table:table-cell table:formula="of:=[.C48]-[.C47]" office:value-type="float" office:value="-1.38575821774504">
            <text:p>-1.3857582177</text:p>
          </table:table-cell>
          <table:table-cell table:formula="of:=[.C47]+[.H47]" office:value-type="float" office:value="9.46321306510489">
            <text:p>9.4632130651</text:p>
          </table:table-cell>
          <table:table-cell table:formula="of:=[.C48]-[.F48]" office:value-type="float" office:value="-0.0585572003948247">
            <text:p>-0.0585572004</text:p>
          </table:table-cell>
          <table:table-cell table:formula="of:=[.E47]*[.G$2]+([.F$2]*[.A48])" office:value-type="float" office:value="-1.379837021669">
            <text:p>-1.3798370217</text:p>
          </table:table-cell>
          <table:table-cell table:formula="of:=[.E47]*[.G$2]" office:value-type="float" office:value="-1.267337021669">
            <text:p>-1.2673370217</text:p>
          </table:table-cell>
          <table:table-cell table:formula="of:=[.E48]-[.I48]" office:value-type="float" office:value="-0.118421196076037">
            <text:p>-0.1184211961</text:p>
          </table:table-cell>
          <table:table-cell table:formula="of:=(-0.0397265*[.C47]^2)+(1.24419*[.C47])+0.938421" office:value-type="float" office:value="9.73826928978138">
            <text:p>9.7382692898</text:p>
          </table:table-cell>
          <table:table-cell table:formula="of:=((-0.0025*([.A48]^2))/2)+[.E$5]*[.A48]+[.C$4]" office:value-type="float" office:value="96.925">
            <text:p>96.925</text:p>
          </table:table-cell>
          <table:table-cell table:formula="of:=[.L48]-[.L47]" office:value-type="float" office:value="2.01000000000001">
            <text:p>2.01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  <table:table-cell table:formula="of:=[.C49]-[.C48]" office:value-type="float" office:value="-1.43644308134724">
            <text:p>-1.4364430813</text:p>
          </table:table-cell>
          <table:table-cell table:formula="of:=[.C48]+[.H48]" office:value-type="float" office:value="8.02481884304106">
            <text:p>8.024818843</text:p>
          </table:table-cell>
          <table:table-cell table:formula="of:=[.C49]-[.F49]" office:value-type="float" office:value="-0.056606059678237">
            <text:p>-0.0566060597</text:p>
          </table:table-cell>
          <table:table-cell table:formula="of:=[.E48]*[.G$2]+([.F$2]*[.A49])" office:value-type="float" office:value="-1.43147030685779">
            <text:p>-1.4314703069</text:p>
          </table:table-cell>
          <table:table-cell table:formula="of:=[.E48]*[.G$2]" office:value-type="float" office:value="-1.31647030685779">
            <text:p>-1.3164703069</text:p>
          </table:table-cell>
          <table:table-cell table:formula="of:=[.E49]-[.I49]" office:value-type="float" office:value="-0.119972774489451">
            <text:p>-0.1199727745</text:p>
          </table:table-cell>
          <table:table-cell table:formula="of:=(-0.0397265*[.C48]^2)+(1.24419*[.C48])+0.938421" office:value-type="float" office:value="9.12588810842245">
            <text:p>9.1258881084</text:p>
          </table:table-cell>
          <table:table-cell table:formula="of:=((-0.0025*([.A49]^2))/2)+[.E$5]*[.A49]+[.C$4]" office:value-type="float" office:value="98.9325">
            <text:p>98.9325</text:p>
          </table:table-cell>
          <table:table-cell table:formula="of:=[.L49]-[.L48]" office:value-type="float" office:value="2.00749999999999">
            <text:p>2.0075</text:p>
          </table:table-cell>
          <table:table-cell table:number-columns-repeated="9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  <table:table-cell table:formula="of:=[.C50]-[.C49]" office:value-type="float" office:value="-1.48611424864416">
            <text:p>-1.4861142486</text:p>
          </table:table-cell>
          <table:table-cell table:formula="of:=[.C49]+[.H49]" office:value-type="float" office:value="6.53674247650503">
            <text:p>6.5367424765</text:p>
          </table:table-cell>
          <table:table-cell table:formula="of:=[.C50]-[.F50]" office:value-type="float" office:value="-0.0546439417863711">
            <text:p>-0.0546439418</text:p>
          </table:table-cell>
          <table:table-cell table:formula="of:=[.E49]*[.G$2]+([.F$2]*[.A50])" office:value-type="float" office:value="-1.48212092727988">
            <text:p>-1.4821209273</text:p>
          </table:table-cell>
          <table:table-cell table:formula="of:=[.E49]*[.G$2]" office:value-type="float" office:value="-1.36462092727988">
            <text:p>-1.3646209273</text:p>
          </table:table-cell>
          <table:table-cell table:formula="of:=[.E50]-[.I50]" office:value-type="float" office:value="-0.121493321364282">
            <text:p>-0.1214933214</text:p>
          </table:table-cell>
          <table:table-cell table:formula="of:=(-0.0397265*[.C49]^2)+(1.24419*[.C49])+0.938421" office:value-type="float" office:value="8.33006023998614">
            <text:p>8.33006024</text:p>
          </table:table-cell>
          <table:table-cell table:formula="of:=((-0.0025*([.A50]^2))/2)+[.E$5]*[.A50]+[.C$4]" office:value-type="float" office:value="100.9375">
            <text:p>100.9375</text:p>
          </table:table-cell>
          <table:table-cell table:number-columns-repeated="10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  <table:table-cell table:formula="of:=[.C51]-[.C50]" office:value-type="float" office:value="-1.53479199354253">
            <text:p>-1.5347919935</text:p>
          </table:table-cell>
          <table:table-cell table:formula="of:=[.C50]+[.H50]" office:value-type="float" office:value="4.99997760743878">
            <text:p>4.9999776074</text:p>
          </table:table-cell>
          <table:table-cell table:formula="of:=[.C51]-[.F51]" office:value-type="float" office:value="-0.0526710662626524">
            <text:p>-0.0526710663</text:p>
          </table:table-cell>
          <table:table-cell table:formula="of:=[.E50]*[.G$2]+([.F$2]*[.A51])" office:value-type="float" office:value="-1.53180853621195">
            <text:p>-1.5318085362</text:p>
          </table:table-cell>
          <table:table-cell table:number-columns-repeated="14"/>
          <table:table-cell office:value-type="float" office:value="0.910000026226045">
            <text:p>0.9100000262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.G7:.G51])" office:value-type="float" office:value="-4.1316706419523">
            <text:p>-4.131670642</text:p>
          </table:table-cell>
          <table:table-cell table:number-columns-repeated="25"/>
        </table:table-row>
        <table:table-row table:style-name="ro3">
          <table:table-cell table:style-name="ce3" office:value-type="string">
            <text:p>Vector(0,1,2).normalize().multiply(3.0) = End vector:(0.0,1.3416407864998738,2.6832815729997477)</text:p>
          </table:table-cell>
          <table:table-cell table:style-name="ce3" table:number-columns-repeated="7"/>
          <table:table-cell table:number-columns-repeated="24"/>
        </table:table-row>
        <table:table-row table:style-name="ro2">
          <table:table-cell table:style-name="ce2" office:value-type="string">
            <text:p>timeLapse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28"/>
        </table:table-row>
        <table:table-row table:style-name="ro3">
          <table:table-cell table:number-columns-repeated="3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341625">
            <text:p>5.341625</text:p>
          </table:table-cell>
          <table:table-cell office:value-type="float" office:value="2.68325">
            <text:p>2.68325</text:p>
          </table:table-cell>
          <table:table-cell table:number-columns-repeated="28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.57801752406359">
            <text:p>6.5780175241</text:p>
          </table:table-cell>
          <table:table-cell office:value-type="float" office:value="4.14830467016995">
            <text:p>4.1483046702</text:p>
          </table:table-cell>
          <table:table-cell table:number-columns-repeated="2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.71128221970234">
            <text:p>7.7112822197</text:p>
          </table:table-cell>
          <table:table-cell office:value-type="float" office:value="5.48150445844719">
            <text:p>5.4815044584</text:p>
          </table:table-cell>
          <table:table-cell table:number-columns-repeated="28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74348164151775">
            <text:p>8.7434816415</text:p>
          </table:table-cell>
          <table:table-cell office:value-type="float" office:value="6.69471630074404">
            <text:p>6.6947163007</text:p>
          </table:table-cell>
          <table:table-cell table:number-columns-repeated="28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.67663709305861">
            <text:p>9.6766370931</text:p>
          </table:table-cell>
          <table:table-cell office:value-type="float" office:value="7.79873910905191">
            <text:p>7.7987391091</text:p>
          </table:table-cell>
          <table:table-cell table:number-columns-repeated="28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.5127294518413">
            <text:p>10.5127294518</text:p>
          </table:table-cell>
          <table:table-cell office:value-type="float" office:value="8.80339989356623">
            <text:p>8.8033998936</text:p>
          </table:table-cell>
          <table:table-cell table:number-columns-repeated="2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.2536999778697">
            <text:p>11.2536999779</text:p>
          </table:table-cell>
          <table:table-cell office:value-type="float" office:value="9.71764123382254">
            <text:p>9.7176412338</text:p>
          </table:table-cell>
          <table:table-cell table:number-columns-repeated="2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.9014511059845">
            <text:p>11.901451106</text:p>
          </table:table-cell>
          <table:table-cell office:value-type="float" office:value="10.5496008774327">
            <text:p>10.5496008774</text:p>
          </table:table-cell>
          <table:table-cell table:number-columns-repeated="28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.457847222366">
            <text:p>12.4578472224</text:p>
          </table:table-cell>
          <table:table-cell office:value-type="float" office:value="11.306684174937">
            <text:p>11.3066841749</text:p>
          </table:table-cell>
          <table:table-cell table:number-columns-repeated="28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.9247154255064">
            <text:p>12.9247154255</text:p>
          </table:table-cell>
          <table:table-cell office:value-type="float" office:value="11.9956299955212">
            <text:p>11.9956299955</text:p>
          </table:table-cell>
          <table:table-cell table:number-columns-repeated="2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.3038462719629">
            <text:p>13.303846272</text:p>
          </table:table-cell>
          <table:table-cell office:value-type="float" office:value="12.6225707103211">
            <text:p>12.6225707103</text:p>
          </table:table-cell>
          <table:table-cell table:number-columns-repeated="28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.5969945071957">
            <text:p>13.5969945072</text:p>
          </table:table-cell>
          <table:table-cell office:value-type="float" office:value="13.1930867772312">
            <text:p>13.1930867772</text:p>
          </table:table-cell>
          <table:table-cell table:number-columns-repeated="28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.8058797817894">
            <text:p>13.8058797818</text:p>
          </table:table-cell>
          <table:table-cell office:value-type="float" office:value="13.7122564130818">
            <text:p>13.7122564131</text:p>
          </table:table-cell>
          <table:table-cell table:number-columns-repeated="28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.9321873533495">
            <text:p>13.9321873533</text:p>
          </table:table-cell>
          <table:table-cell office:value-type="float" office:value="14.1847007953216">
            <text:p>14.1847007953</text:p>
          </table:table-cell>
          <table:table-cell table:number-columns-repeated="2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.9775687743617">
            <text:p>13.9775687744</text:p>
          </table:table-cell>
          <table:table-cell office:value-type="float" office:value="14.6146251955501">
            <text:p>14.6146251956</text:p>
          </table:table-cell>
          <table:table-cell table:number-columns-repeated="2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.9436425662933">
            <text:p>13.9436425663</text:p>
          </table:table-cell>
          <table:table-cell office:value-type="float" office:value="15.0058564110333">
            <text:p>15.005856411</text:p>
          </table:table-cell>
          <table:table-cell table:number-columns-repeated="28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.8319948802133">
            <text:p>13.8319948802</text:p>
          </table:table-cell>
          <table:table-cell office:value-type="float" office:value="15.3618768273835">
            <text:p>15.3618768274</text:p>
          </table:table-cell>
          <table:table-cell table:number-columns-repeated="28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.6441801441995">
            <text:p>13.6441801442</text:p>
          </table:table-cell>
          <table:table-cell office:value-type="float" office:value="15.6858554155992">
            <text:p>15.6858554156</text:p>
          </table:table-cell>
          <table:table-cell table:number-columns-repeated="2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3.3817216977978">
            <text:p>13.3817216978</text:p>
          </table:table-cell>
          <table:table-cell office:value-type="float" office:value="15.9806759393721">
            <text:p>15.9806759394</text:p>
          </table:table-cell>
          <table:table-cell table:number-columns-repeated="28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.0461124137923">
            <text:p>13.0461124138</text:p>
          </table:table-cell>
          <table:table-cell office:value-type="float" office:value="16.2489626237374">
            <text:p>16.2489626237</text:p>
          </table:table-cell>
          <table:table-cell table:number-columns-repeated="28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.6388153075398">
            <text:p>12.6388153075</text:p>
          </table:table-cell>
          <table:table-cell office:value-type="float" office:value="16.493103513546">
            <text:p>16.4931035135</text:p>
          </table:table-cell>
          <table:table-cell table:number-columns-repeated="28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.1612641341179">
            <text:p>12.1612641341</text:p>
          </table:table-cell>
          <table:table-cell office:value-type="float" office:value="16.7152717296746">
            <text:p>16.7152717297</text:p>
          </table:table-cell>
          <table:table-cell table:number-columns-repeated="28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.6148639735299">
            <text:p>11.6148639735</text:p>
          </table:table-cell>
          <table:table-cell office:value-type="float" office:value="16.9174448121783">
            <text:p>16.9174448122</text:p>
          </table:table-cell>
          <table:table-cell table:number-columns-repeated="28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.0009918042061">
            <text:p>11.0009918042</text:p>
          </table:table-cell>
          <table:table-cell office:value-type="float" office:value="17.1014223225588">
            <text:p>17.1014223226</text:p>
          </table:table-cell>
          <table:table-cell table:number-columns-repeated="28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.3209970650342">
            <text:p>10.320997065</text:p>
          </table:table-cell>
          <table:table-cell office:value-type="float" office:value="17.2688418618301">
            <text:p>17.2688418618</text:p>
          </table:table-cell>
          <table:table-cell table:number-columns-repeated="28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.57620220615001">
            <text:p>9.5762022062</text:p>
          </table:table-cell>
          <table:table-cell office:value-type="float" office:value="17.4211936469577">
            <text:p>17.421193647</text:p>
          </table:table-cell>
          <table:table-cell table:number-columns-repeated="28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.76790322871177">
            <text:p>8.7679032287</text:p>
          </table:table-cell>
          <table:table-cell office:value-type="float" office:value="17.5598337754194">
            <text:p>17.5598337754</text:p>
          </table:table-cell>
          <table:table-cell table:number-columns-repeated="28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.89737021387935">
            <text:p>7.8973702139</text:p>
          </table:table-cell>
          <table:table-cell office:value-type="float" office:value="17.6859962959555">
            <text:p>17.685996296</text:p>
          </table:table-cell>
          <table:table-cell table:number-columns-repeated="2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.96584784121359">
            <text:p>6.9658478412</text:p>
          </table:table-cell>
          <table:table-cell office:value-type="float" office:value="17.8008041929522">
            <text:p>17.800804193</text:p>
          </table:table-cell>
          <table:table-cell table:number-columns-repeated="28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.97455589670788">
            <text:p>5.9745558967</text:p>
          </table:table-cell>
          <table:table-cell office:value-type="float" office:value="17.90527938223">
            <text:p>17.9052793822</text:p>
          </table:table-cell>
          <table:table-cell table:number-columns-repeated="2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.92468977065902">
            <text:p>4.9246897707</text:p>
          </table:table-cell>
          <table:table-cell office:value-type="float" office:value="18.0003518072129">
            <text:p>18.0003518072</text:p>
          </table:table-cell>
          <table:table-cell table:number-columns-repeated="28"/>
        </table:table-row>
        <table:table-row table:style-name="ro3">
          <table:table-cell table:number-columns-repeated="32"/>
        </table:table-row>
        <table:table-row table:style-name="ro3">
          <table:table-cell table:style-name="ce3" office:value-type="string">
            <text:p>Vector(0,2,1).normalize().multiply(3.0) = End vector:(0.0,2.6832815729997477,1.3416407864998738)</text:p>
          </table:table-cell>
          <table:table-cell table:style-name="ce3" table:number-columns-repeated="8"/>
          <table:table-cell table:number-columns-repeated="23"/>
        </table:table-row>
        <table:table-row table:style-name="ro2">
          <table:table-cell table:style-name="ce2" office:value-type="string">
            <text:p>timeLapse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28"/>
        </table:table-row>
        <table:table-row table:style-name="ro3">
          <table:table-cell table:number-columns-repeated="3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68325">
            <text:p>6.68325</text:p>
          </table:table-cell>
          <table:table-cell office:value-type="float" office:value="1.341625">
            <text:p>1.341625</text:p>
          </table:table-cell>
          <table:table-cell table:number-columns-repeated="28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.23443504965305">
            <text:p>9.2344350497</text:p>
          </table:table-cell>
          <table:table-cell office:value-type="float" office:value="2.07415233508497">
            <text:p>2.0741523351</text:p>
          </table:table-cell>
          <table:table-cell table:number-columns-repeated="2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.6561964454472">
            <text:p>11.6561964454</text:p>
          </table:table-cell>
          <table:table-cell office:value-type="float" office:value="2.7407522292236">
            <text:p>2.7407522292</text:p>
          </table:table-cell>
          <table:table-cell table:number-columns-repeated="28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.9511226579909">
            <text:p>13.951122658</text:p>
          </table:table-cell>
          <table:table-cell office:value-type="float" office:value="3.34735815037202">
            <text:p>3.3473581504</text:p>
          </table:table-cell>
          <table:table-cell table:number-columns-repeated="28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1217503885302">
            <text:p>16.1217503885</text:p>
          </table:table-cell>
          <table:table-cell office:value-type="float" office:value="3.89936955452596">
            <text:p>3.8993695545</text:p>
          </table:table-cell>
          <table:table-cell table:number-columns-repeated="28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.1705656043342">
            <text:p>18.1705656043</text:p>
          </table:table-cell>
          <table:table-cell office:value-type="float" office:value="4.40169994678312">
            <text:p>4.4016999468</text:p>
          </table:table-cell>
          <table:table-cell table:number-columns-repeated="2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.1000045533744">
            <text:p>20.1000045534</text:p>
          </table:table-cell>
          <table:table-cell office:value-type="float" office:value="4.85882061691127">
            <text:p>4.8588206169</text:p>
          </table:table-cell>
          <table:table-cell table:number-columns-repeated="2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.912454758709">
            <text:p>21.9124547587</text:p>
          </table:table-cell>
          <table:table-cell office:value-type="float" office:value="5.27480043871636">
            <text:p>5.2748004387</text:p>
          </table:table-cell>
          <table:table-cell table:number-columns-repeated="28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.6102559929807">
            <text:p>23.610255993</text:p>
          </table:table-cell>
          <table:table-cell office:value-type="float" office:value="5.65334208746849">
            <text:p>5.6533420875</text:p>
          </table:table-cell>
          <table:table-cell table:number-columns-repeated="28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.1957012334241">
            <text:p>25.1957012334</text:p>
          </table:table-cell>
          <table:table-cell office:value-type="float" office:value="5.99781499776058">
            <text:p>5.9978149978</text:p>
          </table:table-cell>
          <table:table-cell table:number-columns-repeated="2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.6710375977728">
            <text:p>26.6710375978</text:p>
          </table:table-cell>
          <table:table-cell office:value-type="float" office:value="6.31128535516055">
            <text:p>6.3112853552</text:p>
          </table:table-cell>
          <table:table-cell table:number-columns-repeated="28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8.0384672614484">
            <text:p>28.0384672614</text:p>
          </table:table-cell>
          <table:table-cell office:value-type="float" office:value="6.5965433886156">
            <text:p>6.5965433886</text:p>
          </table:table-cell>
          <table:table-cell table:number-columns-repeated="28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9.3001483564062">
            <text:p>29.3001483564</text:p>
          </table:table-cell>
          <table:table-cell office:value-type="float" office:value="6.85612820654089">
            <text:p>6.8561282065</text:p>
          </table:table-cell>
          <table:table-cell table:number-columns-repeated="28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0.4581958520037">
            <text:p>30.458195852</text:p>
          </table:table-cell>
          <table:table-cell office:value-type="float" office:value="7.09235039766079">
            <text:p>7.0923503977</text:p>
          </table:table-cell>
          <table:table-cell table:number-columns-repeated="2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.5146824182514">
            <text:p>31.5146824183</text:p>
          </table:table-cell>
          <table:table-cell office:value-type="float" office:value="7.30731259777507">
            <text:p>7.3073125978</text:p>
          </table:table-cell>
          <table:table-cell table:number-columns-repeated="2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2.4716392717991">
            <text:p>32.4716392718</text:p>
          </table:table-cell>
          <table:table-cell office:value-type="float" office:value="7.50292820551667">
            <text:p>7.5029282055</text:p>
          </table:table-cell>
          <table:table-cell table:number-columns-repeated="28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3.3310570050025">
            <text:p>33.331057005</text:p>
          </table:table-cell>
          <table:table-cell office:value-type="float" office:value="7.68093841369175">
            <text:p>7.6809384137</text:p>
          </table:table-cell>
          <table:table-cell table:number-columns-repeated="28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4.094886398408">
            <text:p>34.0948863984</text:p>
          </table:table-cell>
          <table:table-cell office:value-type="float" office:value="7.84292770779958">
            <text:p>7.8429277078</text:p>
          </table:table-cell>
          <table:table-cell table:number-columns-repeated="2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7650392169884">
            <text:p>34.765039217</text:p>
          </table:table-cell>
          <table:table-cell office:value-type="float" office:value="7.99033796968604">
            <text:p>7.9903379697</text:p>
          </table:table-cell>
          <table:table-cell table:number-columns-repeated="28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5.3433889904535">
            <text:p>35.3433889905</text:p>
          </table:table-cell>
          <table:table-cell office:value-type="float" office:value="8.12448131186871">
            <text:p>8.1244813119</text:p>
          </table:table-cell>
          <table:table-cell table:number-columns-repeated="28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5.8317717779545">
            <text:p>35.831771778</text:p>
          </table:table-cell>
          <table:table-cell office:value-type="float" office:value="8.24655175677299">
            <text:p>8.2465517568</text:p>
          </table:table-cell>
          <table:table-cell table:number-columns-repeated="28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6.2319869174949">
            <text:p>36.2319869175</text:p>
          </table:table-cell>
          <table:table-cell office:value-type="float" office:value="8.3576358648373">
            <text:p>8.3576358648</text:p>
          </table:table-cell>
          <table:table-cell table:number-columns-repeated="28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6.545797760352">
            <text:p>36.5457977604</text:p>
          </table:table-cell>
          <table:table-cell office:value-type="float" office:value="8.45872240608913">
            <text:p>8.4587224061</text:p>
          </table:table-cell>
          <table:table-cell table:number-columns-repeated="28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6.7749323908116">
            <text:p>36.7749323908</text:p>
          </table:table-cell>
          <table:table-cell office:value-type="float" office:value="8.55071116127939">
            <text:p>8.5507111613</text:p>
          </table:table-cell>
          <table:table-cell table:number-columns-repeated="28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.9210843315065">
            <text:p>36.9210843315</text:p>
          </table:table-cell>
          <table:table-cell office:value-type="float" office:value="8.63442093091503">
            <text:p>8.6344209309</text:p>
          </table:table-cell>
          <table:table-cell table:number-columns-repeated="28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6.9859132346492">
            <text:p>36.9859132346</text:p>
          </table:table-cell>
          <table:table-cell office:value-type="float" office:value="8.71059682347883">
            <text:p>8.7105968235</text:p>
          </table:table-cell>
          <table:table-cell table:number-columns-repeated="28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6.9710455594397">
            <text:p>36.9710455594</text:p>
          </table:table-cell>
          <table:table-cell office:value-type="float" office:value="8.77991688770969">
            <text:p>8.7799168877</text:p>
          </table:table-cell>
          <table:table-cell table:number-columns-repeated="28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6.878075235925">
            <text:p>36.8780752359</text:p>
          </table:table-cell>
          <table:table-cell office:value-type="float" office:value="8.84299814797776">
            <text:p>8.842998148</text:p>
          </table:table-cell>
          <table:table-cell table:number-columns-repeated="2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6.7085643155814">
            <text:p>36.7085643156</text:p>
          </table:table-cell>
          <table:table-cell office:value-type="float" office:value="8.90040209647608">
            <text:p>8.9004020965</text:p>
          </table:table-cell>
          <table:table-cell table:number-columns-repeated="28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6.4640436088856">
            <text:p>36.4640436089</text:p>
          </table:table-cell>
          <table:table-cell office:value-type="float" office:value="8.95263969111502">
            <text:p>8.9526396911</text:p>
          </table:table-cell>
          <table:table-cell table:number-columns-repeated="2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6.1460133101341">
            <text:p>36.1460133101</text:p>
          </table:table-cell>
          <table:table-cell office:value-type="float" office:value="9.00017590360645">
            <text:p>9.0001759036</text:p>
          </table:table-cell>
          <table:table-cell table:number-columns-repeated="28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5.7559436097657">
            <text:p>35.7559436098</text:p>
          </table:table-cell>
          <table:table-cell office:value-type="float" office:value="9.04343385822034">
            <text:p>9.0434338582</text:p>
          </table:table-cell>
          <table:table-cell table:number-columns-repeated="28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5.2952752944388">
            <text:p>35.2952752944</text:p>
          </table:table-cell>
          <table:table-cell office:value-type="float" office:value="9.08279859805346">
            <text:p>9.0827985981</text:p>
          </table:table-cell>
          <table:table-cell table:number-columns-repeated="28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4.765420335106">
            <text:p>34.7654203351</text:p>
          </table:table-cell>
          <table:table-cell office:value-type="float" office:value="9.11862051233398">
            <text:p>9.1186205123</text:p>
          </table:table-cell>
          <table:table-cell table:number-columns-repeated="28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4.1677624633278">
            <text:p>34.1677624633</text:p>
          </table:table-cell>
          <table:table-cell office:value-type="float" office:value="9.15121845526872">
            <text:p>9.1512184553</text:p>
          </table:table-cell>
          <table:table-cell table:number-columns-repeated="28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3.5036577360599">
            <text:p>33.5036577361</text:p>
          </table:table-cell>
          <table:table-cell office:value-type="float" office:value="9.18088258419425">
            <text:p>9.1808825842</text:p>
          </table:table-cell>
          <table:table-cell table:number-columns-repeated="28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2.7744350891447">
            <text:p>32.7744350891</text:p>
          </table:table-cell>
          <table:table-cell office:value-type="float" office:value="9.20787694229445">
            <text:p>9.2078769423</text:p>
          </table:table-cell>
          <table:table-cell table:number-columns-repeated="28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1.9813968797331">
            <text:p>31.9813968797</text:p>
          </table:table-cell>
          <table:table-cell office:value-type="float" office:value="9.23244180887359">
            <text:p>9.2324418089</text:p>
          </table:table-cell>
          <table:table-cell table:number-columns-repeated="28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1258194178578">
            <text:p>31.1258194179</text:p>
          </table:table-cell>
          <table:table-cell office:value-type="float" office:value="9.25479583810485">
            <text:p>9.2547958381</text:p>
          </table:table-cell>
          <table:table-cell table:number-columns-repeated="28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0.2089534873753">
            <text:p>30.2089534874</text:p>
          </table:table-cell>
          <table:table-cell office:value-type="float" office:value="9.27513800529155">
            <text:p>9.2751380053</text:p>
          </table:table-cell>
          <table:table-cell table:number-columns-repeated="28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9.2320248564888">
            <text:p>29.2320248565</text:p>
          </table:table-cell>
          <table:table-cell office:value-type="float" office:value="9.29364937796495">
            <text:p>9.293649378</text:p>
          </table:table-cell>
          <table:table-cell table:number-columns-repeated="28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8.1962347780606">
            <text:p>28.1962347781</text:p>
          </table:table-cell>
          <table:table-cell office:value-type="float" office:value="9.31049472758322">
            <text:p>9.3104947276</text:p>
          </table:table-cell>
          <table:table-cell table:number-columns-repeated="28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7.1027604799191">
            <text:p>27.1027604799</text:p>
          </table:table-cell>
          <table:table-cell office:value-type="float" office:value="9.32582399617763">
            <text:p>9.3258239962</text:p>
          </table:table-cell>
          <table:table-cell table:number-columns-repeated="28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5.9527556453581">
            <text:p>25.9527556454</text:p>
          </table:table-cell>
          <table:table-cell office:value-type="float" office:value="9.33977363100057">
            <text:p>9.339773631</text:p>
          </table:table-cell>
          <table:table-cell table:number-columns-repeated="28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4.7473508840278">
            <text:p>24.747350884</text:p>
          </table:table-cell>
          <table:table-cell office:value-type="float" office:value="9.35246779905529">
            <text:p>9.3524677991</text:p>
          </table:table-cell>
          <table:table-cell table:number-columns-repeated="28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3.487654193407">
            <text:p>23.4876541934</text:p>
          </table:table-cell>
          <table:table-cell office:value-type="float" office:value="9.364019492318">
            <text:p>9.3640194923</text:p>
          </table:table-cell>
          <table:table-cell table:number-columns-repeated="28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.174751411046">
            <text:p>22.174751411</text:p>
          </table:table-cell>
          <table:table-cell office:value-type="float" office:value="9.37453153349002">
            <text:p>9.3745315335</text:p>
          </table:table-cell>
          <table:table-cell table:number-columns-repeated="28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.8097066577646">
            <text:p>20.8097066578</text:p>
          </table:table-cell>
          <table:table-cell office:value-type="float" office:value="9.38409749123225">
            <text:p>9.3840974912</text:p>
          </table:table-cell>
          <table:table-cell table:number-columns-repeated="28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.3935627719868">
            <text:p>19.393562772</text:p>
          </table:table-cell>
          <table:table-cell office:value-type="float" office:value="9.39280251302856">
            <text:p>9.392802513</text:p>
          </table:table-cell>
          <table:table-cell table:number-columns-repeated="28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7.9273417353879">
            <text:p>17.9273417354</text:p>
          </table:table-cell>
          <table:table-cell office:value-type="float" office:value="9.4007240830915">
            <text:p>9.4007240831</text:p>
          </table:table-cell>
          <table:table-cell table:number-columns-repeated="28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6.4120450900292">
            <text:p>16.41204509</text:p>
          </table:table-cell>
          <table:table-cell office:value-type="float" office:value="9.40793271205652">
            <text:p>9.4079327121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4.8486543471498">
            <text:p>14.8486543471</text:p>
          </table:table-cell>
          <table:table-cell office:value-type="float" office:value="9.41449256460375">
            <text:p>9.4144925646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3.2381313877827">
            <text:p>13.2381313878</text:p>
          </table:table-cell>
          <table:table-cell office:value-type="float" office:value="9.42046203059376">
            <text:p>9.4204620306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1.5814188553589">
            <text:p>11.5814188554</text:p>
          </table:table-cell>
          <table:table-cell office:value-type="float" office:value="9.42589424480123">
            <text:p>9.4258942448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.87944054045831">
            <text:p>9.8794405405</text:p>
          </table:table-cell>
          <table:table-cell office:value-type="float" office:value="9.42589424480123">
            <text:p>9.4258942448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.13310175786723">
            <text:p>8.1331017579</text:p>
          </table:table-cell>
          <table:table-cell office:value-type="float" office:value="9.42589424480123">
            <text:p>9.4258942448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.34328971609333">
            <text:p>6.3432897161</text:p>
          </table:table-cell>
          <table:table-cell office:value-type="float" office:value="9.42589424480123">
            <text:p>9.4258942448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.51087387949107">
            <text:p>4.5108738795</text:p>
          </table:table-cell>
          <table:table-cell office:value-type="float" office:value="9.42589424480123">
            <text:p>9.4258942448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number-columns-repeated="14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style-name="ce3" office:value-type="string">
            <text:p>Zero initial velocity from 204 high</text:p>
          </table:table-cell>
          <table:table-cell table:style-name="ce3" table:number-columns-repeated="8"/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timeLapse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number-columns-repeated="14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3.921599998474">
            <text:p>203.921599998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3.766367993957">
            <text:p>203.76636799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3.535840625045">
            <text:p>203.53584062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3.231523797587">
            <text:p>203.231523797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2.854893299348">
            <text:p>202.854893299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2.407395402365">
            <text:p>202.407395402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1.89044745326">
            <text:p>201.890447453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1.305438451751">
            <text:p>201.305438451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.653729617589">
            <text:p>200.653729617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9.936654946153">
            <text:p>199.936654946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9.155521752943">
            <text:p>199.155521752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8.311611207173">
            <text:p>198.311611207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7.406178854695">
            <text:p>197.406178854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6.440455130472">
            <text:p>196.440455130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5.415645860787">
            <text:p>195.415645860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4.332932755424">
            <text:p>194.332932755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3.193473889991">
            <text:p>193.1934738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.998404178607">
            <text:p>191.998404178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0.748835837131">
            <text:p>190.748835837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9.445858837125">
            <text:p>189.445858837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88.090541350741">
            <text:p>188.090541350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6.683930186708">
            <text:p>186.68393018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85.227051217601">
            <text:p>185.227051217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3.720909798562">
            <text:p>183.720909798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2.166491177651">
            <text:p>182.166491177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0.564760897984">
            <text:p>180.56476089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.916665191834">
            <text:p>178.916665191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7.223131366846">
            <text:p>177.223131366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75.48506818453">
            <text:p>175.485068184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73.703366231184">
            <text:p>173.703366231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1.878898281396">
            <text:p>171.878898281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0.012519654278">
            <text:p>170.012519654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8.105068562579">
            <text:p>168.105068562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6.157366454806">
            <text:p>166.157366454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4.170218350513">
            <text:p>164.170218350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2.144413168878">
            <text:p>162.144413168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0.080724050711">
            <text:p>160.080724050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57.97990867402">
            <text:p>157.97990867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5.842709563267">
            <text:p>155.842709563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3.669854392439">
            <text:p>153.669854392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1.462056282058">
            <text:p>151.462056282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9.220014090248">
            <text:p>149.220014090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46.944412697985">
            <text:p>146.94441269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44.635923288637">
            <text:p>144.635923288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.29520362192">
            <text:p>142.295203621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9.922898302366">
            <text:p>139.922898302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7.519639042428">
            <text:p>137.519639042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5.086044920325">
            <text:p>135.086044920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2.622722632722">
            <text:p>132.622722632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30.13026674236">
            <text:p>130.130266742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7.609259920739">
            <text:p>127.609259920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25.060273185941">
            <text:p>125.060273185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2.483866135695">
            <text:p>122.483866135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19.880587175787">
            <text:p>119.880587175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7.250973743897">
            <text:p>117.250973743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4.595552528964">
            <text:p>114.59555252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1.914839686155">
            <text:p>111.914839686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9.209341047546">
            <text:p>109.209341047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6.479552328579">
            <text:p>106.479552328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03.7259593304">
            <text:p>103.725959330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00.949038138138">
            <text:p>100.949038138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98.1492553152297">
            <text:p>98.149255315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95.327068093852">
            <text:p>95.327068093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2.482924561547">
            <text:p>92.482924561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9.6172638441145">
            <text:p>89.617263844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6.7305162848466">
            <text:p>86.730516284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83.8231036201779">
            <text:p>83.823103620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0.8954391518222">
            <text:p>80.895439151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7.947927915467">
            <text:p>77.947927915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4.9809668460936">
            <text:p>74.980966846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1.9949449399916">
            <text:p>71.9949449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8.9902434135319">
            <text:p>68.990243413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5.9672358587653">
            <text:p>65.967235858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2.9262883959089">
            <text:p>62.926288395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9.8677598227823">
            <text:p>59.867759822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6.7920017612556">
            <text:p>56.792001761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3.699358800768">
            <text:p>53.6993588008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50.5901686389769">
            <text:p>50.59016863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7.4647622195926">
            <text:p>47.464762219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4.3234638674577">
            <text:p>44.323463867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41.1665914209241">
            <text:p>41.166591420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7.9944563615828">
            <text:p>37.9944563616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.8073639413987">
            <text:p>34.807363941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1.6056133073035">
            <text:p>31.605613307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8.3894976232957">
            <text:p>28.3894976233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5.1593041900997">
            <text:p>25.159304190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1.9153145624307">
            <text:p>21.9153145624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8.6578046639149">
            <text:p>18.657804663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5.3870448997116">
            <text:p>15.3870448997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.1033002668816">
            <text:p>12.1033002669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8.80683046254993">
            <text:p>8.8068304625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5.49788998990382">
            <text:p>5.4978899899</text:p>
          </table:table-cell>
          <table:table-cell office:value-type="float" office:value="0">
            <text:p>0</text:p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6/26/2013</text:date>, <text:time>13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3:04:14.86</dc:date>
    <meta:generator>OpenOffice.org/3.4.1$Win32 OpenOffice.org_project/341m1$Build-9593</meta:generator>
    <meta:editing-duration>PT14H12M10S</meta:editing-duration>
    <meta:editing-cycles>1</meta:editing-cycles>
    <meta:document-statistic meta:table-count="1" meta:cell-count="15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c0c0c0" draw:fill-color="#c0c0c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355e00" draw:fill-color="#355e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15cm" svg:height="21.702cm" xlink:href=".." xlink:type="simple" chart:class="chart:line" chart:style-name="ch1">
        <chart:legend chart:legend-position="end" svg:x="26.975cm" svg:y="9.229cm" style:legend-expansion="high" chart:style-name="ch2"/>
        <chart:plot-area chart:style-name="ch3" table:cell-range-address="Sheet1.G4:Sheet1.I4 Sheet1.G6:Sheet1.I50 Sheet1.L4:Sheet1.L50 Sheet1.E4:Sheet1.E4 Sheet1.E6:Sheet1.E50 Sheet1.W4:Sheet1.W51" chart:data-source-has-labels="row" svg:x="1.06cm" svg:y="1.871cm" svg:width="24.695cm" svg:height="18.977cm">
          <chartooo:coordinate-region svg:x="1.867cm" svg:y="2.083cm" svg:width="23.888cm" svg:height="18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6:Sheet1.I50" chart:label-cell-address="Sheet1.I4:Sheet1.I4" chart:class="chart:line">
            <chart:data-point chart:repeated="45"/>
          </chart:series>
          <chart:series chart:style-name="ch7" chart:values-cell-range-address="Sheet1.L5:Sheet1.L50" chart:label-cell-address="Sheet1.L4:Sheet1.L4" chart:class="chart:line">
            <chart:data-point chart:repeated="46"/>
          </chart:series>
          <chart:series chart:style-name="ch8" chart:values-cell-range-address="Sheet1.H6:Sheet1.H50" chart:label-cell-address="Sheet1.H4:Sheet1.H4" chart:class="chart:line">
            <chart:data-point chart:repeated="45"/>
          </chart:series>
          <chart:series chart:style-name="ch9" chart:values-cell-range-address="Sheet1.E6:Sheet1.E50" chart:label-cell-address="Sheet1.E4:Sheet1.E4" chart:class="chart:line">
            <chart:data-point chart:repeated="45"/>
          </chart:series>
          <chart:series chart:style-name="ch10" chart:values-cell-range-address="Sheet1.G6:Sheet1.G50" chart:label-cell-address="Sheet1.G4:Sheet1.G4" chart:class="chart:line">
            <chart:data-point chart:repeated="45"/>
          </chart:series>
          <chart:series chart:style-name="ch11" chart:values-cell-range-address="Sheet1.W5:Sheet1.W51" chart:label-cell-address="Sheet1.W4:Sheet1.W4" chart:class="chart:line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  <draw:g>
                  <svg:desc>Sheet1.I4:Sheet1.I4</svg:desc>
                </draw:g>
              </table:table-cell>
              <table:table-cell office:value-type="string">
                <text:p/>
                <draw:g>
                  <svg:desc>Sheet1.L4:Sheet1.L4</svg:desc>
                </draw:g>
              </table:table-cell>
              <table:table-cell office:value-type="string">
                <text:p>new pred</text:p>
                <draw:g>
                  <svg:desc>Sheet1.H4:Sheet1.H4</svg:desc>
                </draw:g>
              </table:table-cell>
              <table:table-cell office:value-type="string">
                <text:p>Velocity</text:p>
                <draw:g>
                  <svg:desc>Sheet1.E4:Sheet1.E4</svg:desc>
                </draw:g>
              </table:table-cell>
              <table:table-cell office:value-type="string">
                <text:p>difference</text:p>
                <draw:g>
                  <svg:desc>Sheet1.G4:Sheet1.G4</svg:desc>
                </draw:g>
              </table:table-cell>
              <table:table-cell office:value-type="string">
                <text:p>Drag Constant</text:p>
                <draw:g>
                  <svg:desc>Sheet1.W4:Sheet1.W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151875">
                <text:p>2.0151875</text:p>
                <draw:g>
                  <svg:desc>Sheet1.I6:Sheet1.I50</svg:desc>
                </draw:g>
              </table:table-cell>
              <table:table-cell office:value-type="float" office:value="8.2375">
                <text:p>8.2375</text:p>
                <draw:g>
                  <svg:desc>Sheet1.L5:Sheet1.L50</svg:desc>
                </draw:g>
              </table:table-cell>
              <table:table-cell office:value-type="float" office:value="2.0076875">
                <text:p>2.0076875</text:p>
                <draw:g>
                  <svg:desc>Sheet1.H6:Sheet1.H50</svg:desc>
                </draw:g>
              </table:table-cell>
              <table:table-cell office:value-type="float" office:value="2.00042503893375">
                <text:p>2.00042503893375</text:p>
                <draw:g>
                  <svg:desc>Sheet1.E6:Sheet1.E50</svg:desc>
                </draw:g>
              </table:table-cell>
              <table:table-cell office:value-type="float" office:value="NaN">
                <text:p>NaN</text:p>
                <draw:g>
                  <svg:desc>Sheet1.G6:Sheet1.G50</svg:desc>
                </draw:g>
              </table:table-cell>
              <table:table-cell office:value-type="float" office:value="0.910000026226045">
                <text:p>0.910000026226045</text:p>
                <draw:g>
                  <svg:desc>Sheet1.W5:Sheet1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040378698706">
                <text:p>1.90040378698706</text:p>
              </table:table-cell>
              <table:table-cell office:value-type="float" office:value="10.3525">
                <text:p>10.3525</text:p>
              </table:table-cell>
              <table:table-cell office:value-type="float" office:value="1.89040378698706">
                <text:p>1.89040378698706</text:p>
              </table:table-cell>
              <table:table-cell office:value-type="float" office:value="1.88201657478425">
                <text:p>1.88201657478425</text:p>
              </table:table-cell>
              <table:table-cell office:value-type="float" office:value="-0.125670925215751">
                <text:p>-0.125670925215751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791574604504">
                <text:p>1.78791574604504</text:p>
              </table:table-cell>
              <table:table-cell office:value-type="float" office:value="12.465">
                <text:p>12.465</text:p>
              </table:table-cell>
              <table:table-cell office:value-type="float" office:value="1.77541574604504">
                <text:p>1.77541574604504</text:p>
              </table:table-cell>
              <table:table-cell office:value-type="float" office:value="1.7659762776594">
                <text:p>1.7659762776594</text:p>
              </table:table-cell>
              <table:table-cell office:value-type="float" office:value="-0.124427509327663">
                <text:p>-0.12442750932766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767746377643">
                <text:p>1.67767746377643</text:p>
              </table:table-cell>
              <table:table-cell office:value-type="float" office:value="14.575">
                <text:p>14.575</text:p>
              </table:table-cell>
              <table:table-cell office:value-type="float" office:value="1.66267746377643">
                <text:p>1.66267746377643</text:p>
              </table:table-cell>
              <table:table-cell office:value-type="float" office:value="1.6522567842636">
                <text:p>1.6522567842636</text:p>
              </table:table-cell>
              <table:table-cell office:value-type="float" office:value="-0.123158961781439">
                <text:p>-0.123158961781439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964394505042">
                <text:p>1.56964394505042</text:p>
              </table:table-cell>
              <table:table-cell office:value-type="float" office:value="16.6825">
                <text:p>16.6825</text:p>
              </table:table-cell>
              <table:table-cell office:value-type="float" office:value="1.55214394505042">
                <text:p>1.55214394505042</text:p>
              </table:table-cell>
              <table:table-cell office:value-type="float" office:value="1.5408116785667">
                <text:p>1.5408116785667</text:p>
              </table:table-cell>
              <table:table-cell office:value-type="float" office:value="-0.12186578520973">
                <text:p>-0.1218657852097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6377109463836">
                <text:p>1.46377109463836</text:p>
              </table:table-cell>
              <table:table-cell office:value-type="float" office:value="18.7875">
                <text:p>18.7875</text:p>
              </table:table-cell>
              <table:table-cell office:value-type="float" office:value="1.44377109463836">
                <text:p>1.44377109463836</text:p>
              </table:table-cell>
              <table:table-cell office:value-type="float" office:value="1.4315954728582">
                <text:p>1.4315954728582</text:p>
              </table:table-cell>
              <table:table-cell office:value-type="float" office:value="-0.120548472192215">
                <text:p>-0.120548472192215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6001569921529">
                <text:p>1.36001569921529</text:p>
              </table:table-cell>
              <table:table-cell office:value-type="float" office:value="20.89">
                <text:p>20.89</text:p>
              </table:table-cell>
              <table:table-cell office:value-type="float" office:value="1.33751569921529">
                <text:p>1.33751569921529</text:p>
              </table:table-cell>
              <table:table-cell office:value-type="float" office:value="1.3245635891806">
                <text:p>1.3245635891806</text:p>
              </table:table-cell>
              <table:table-cell office:value-type="float" office:value="-0.119207505457766">
                <text:p>-0.119207505457766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833540972157">
                <text:p>1.25833540972157</text:p>
              </table:table-cell>
              <table:table-cell office:value-type="float" office:value="22.99">
                <text:p>22.99</text:p>
              </table:table-cell>
              <table:table-cell office:value-type="float" office:value="1.23333540972157">
                <text:p>1.23333540972157</text:p>
              </table:table-cell>
              <table:table-cell office:value-type="float" office:value="1.2196723411352">
                <text:p>1.2196723411352</text:p>
              </table:table-cell>
              <table:table-cell office:value-type="float" office:value="-0.117843358080091">
                <text:p>-0.117843358080091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5868872407844">
                <text:p>1.15868872407844</text:p>
              </table:table-cell>
              <table:table-cell office:value-type="float" office:value="25.0875">
                <text:p>25.0875</text:p>
              </table:table-cell>
              <table:table-cell office:value-type="float" office:value="1.13118872407844">
                <text:p>1.13118872407844</text:p>
              </table:table-cell>
              <table:table-cell office:value-type="float" office:value="1.11687891605">
                <text:p>1.11687891605</text:p>
              </table:table-cell>
              <table:table-cell office:value-type="float" office:value="-0.116456493671571">
                <text:p>-0.116456493671571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10349702475">
                <text:p>1.0610349702475</text:p>
              </table:table-cell>
              <table:table-cell office:value-type="float" office:value="27.1825">
                <text:p>27.1825</text:p>
              </table:table-cell>
              <table:table-cell office:value-type="float" office:value="1.0310349702475">
                <text:p>1.0310349702475</text:p>
              </table:table-cell>
              <table:table-cell office:value-type="float" office:value="1.016141357506">
                <text:p>1.016141357506</text:p>
              </table:table-cell>
              <table:table-cell office:value-type="float" office:value="-0.115047366572441">
                <text:p>-0.115047366572441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5334289630701">
                <text:p>0.965334289630701</text:p>
              </table:table-cell>
              <table:table-cell office:value-type="float" office:value="29.275">
                <text:p>29.275</text:p>
              </table:table-cell>
              <table:table-cell office:value-type="float" office:value="0.932834289630701">
                <text:p>0.932834289630701</text:p>
              </table:table-cell>
              <table:table-cell office:value-type="float" office:value="0.917418548211199">
                <text:p>0.917418548211199</text:p>
              </table:table-cell>
              <table:table-cell office:value-type="float" office:value="-0.113616422036301">
                <text:p>-0.113616422036301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1547620800639">
                <text:p>0.871547620800639</text:p>
              </table:table-cell>
              <table:table-cell office:value-type="float" office:value="31.365">
                <text:p>31.365</text:p>
              </table:table-cell>
              <table:table-cell office:value-type="float" office:value="0.836547620800639">
                <text:p>0.836547620800639</text:p>
              </table:table-cell>
              <table:table-cell office:value-type="float" office:value="0.820670193219602">
                <text:p>0.820670193219602</text:p>
              </table:table-cell>
              <table:table-cell office:value-type="float" office:value="-0.112164096411099">
                <text:p>-0.112164096411099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9636683558622">
                <text:p>0.779636683558622</text:p>
              </table:table-cell>
              <table:table-cell office:value-type="float" office:value="33.4525">
                <text:p>33.4525</text:p>
              </table:table-cell>
              <table:table-cell office:value-type="float" office:value="0.742136683558622">
                <text:p>0.742136683558622</text:p>
              </table:table-cell>
              <table:table-cell office:value-type="float" office:value="0.725856803482298">
                <text:p>0.725856803482298</text:p>
              </table:table-cell>
              <table:table-cell office:value-type="float" office:value="-0.110690817318343">
                <text:p>-0.11069081731834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9563963308183">
                <text:p>0.689563963308183</text:p>
              </table:table-cell>
              <table:table-cell office:value-type="float" office:value="35.5375">
                <text:p>35.5375</text:p>
              </table:table-cell>
              <table:table-cell office:value-type="float" office:value="0.649563963308183">
                <text:p>0.649563963308183</text:p>
              </table:table-cell>
              <table:table-cell office:value-type="float" office:value="0.6329396797314">
                <text:p>0.6329396797314</text:p>
              </table:table-cell>
              <table:table-cell office:value-type="float" office:value="-0.109197003827223">
                <text:p>-0.10919700382722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129269574483">
                <text:p>0.60129269574483</text:p>
              </table:table-cell>
              <table:table-cell office:value-type="float" office:value="37.62">
                <text:p>37.62</text:p>
              </table:table-cell>
              <table:table-cell office:value-type="float" office:value="0.55879269574483">
                <text:p>0.55879269574483</text:p>
              </table:table-cell>
              <table:table-cell office:value-type="float" office:value="0.541880896683299">
                <text:p>0.541880896683299</text:p>
              </table:table-cell>
              <table:table-cell office:value-type="float" office:value="-0.107683066624883">
                <text:p>-0.10768306662488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4786851849134">
                <text:p>0.514786851849134</text:p>
              </table:table-cell>
              <table:table-cell office:value-type="float" office:value="39.7">
                <text:p>39.7</text:p>
              </table:table-cell>
              <table:table-cell office:value-type="float" office:value="0.469786851849134">
                <text:p>0.469786851849134</text:p>
              </table:table-cell>
              <table:table-cell office:value-type="float" office:value="0.452643287559301">
                <text:p>0.452643287559301</text:p>
              </table:table-cell>
              <table:table-cell office:value-type="float" office:value="-0.10614940818553">
                <text:p>-0.1061494081855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0011123181336">
                <text:p>0.430011123181336</text:p>
              </table:table-cell>
              <table:table-cell office:value-type="float" office:value="41.7775">
                <text:p>41.7775</text:p>
              </table:table-cell>
              <table:table-cell office:value-type="float" office:value="0.382511123181336">
                <text:p>0.382511123181336</text:p>
              </table:table-cell>
              <table:table-cell office:value-type="float" office:value="0.3651904289157">
                <text:p>0.3651904289157</text:p>
              </table:table-cell>
              <table:table-cell office:value-type="float" office:value="-0.104596422933433">
                <text:p>-0.104596422933433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6930907469915">
                <text:p>0.346930907469915</text:p>
              </table:table-cell>
              <table:table-cell office:value-type="float" office:value="43.8525">
                <text:p>43.8525</text:p>
              </table:table-cell>
              <table:table-cell office:value-type="float" office:value="0.296930907469915">
                <text:p>0.296930907469915</text:p>
              </table:table-cell>
              <table:table-cell office:value-type="float" office:value="0.279486625776901">
                <text:p>0.279486625776901</text:p>
              </table:table-cell>
              <table:table-cell office:value-type="float" office:value="-0.103024497404434">
                <text:p>-0.103024497404434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5512294488056">
                <text:p>0.265512294488056</text:p>
              </table:table-cell>
              <table:table-cell office:value-type="float" office:value="45.925">
                <text:p>45.925</text:p>
              </table:table-cell>
              <table:table-cell office:value-type="float" office:value="0.213012294488056">
                <text:p>0.213012294488056</text:p>
              </table:table-cell>
              <table:table-cell office:value-type="float" office:value="0.195496897066398">
                <text:p>0.195496897066398</text:p>
              </table:table-cell>
              <table:table-cell office:value-type="float" office:value="-0.101434010403516">
                <text:p>-0.101434010403516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5722052213078">
                <text:p>0.185722052213078</text:p>
              </table:table-cell>
              <table:table-cell office:value-type="float" office:value="47.995">
                <text:p>47.995</text:p>
              </table:table-cell>
              <table:table-cell office:value-type="float" office:value="0.130722052213078">
                <text:p>0.130722052213078</text:p>
              </table:table-cell>
              <table:table-cell office:value-type="float" office:value="0.113186961327902">
                <text:p>0.113186961327902</text:p>
              </table:table-cell>
              <table:table-cell office:value-type="float" office:value="-0.0998253331601546">
                <text:p>-0.0998253331601546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7527613261506">
                <text:p>0.107527613261506</text:p>
              </table:table-cell>
              <table:table-cell office:value-type="float" office:value="50.0625">
                <text:p>50.0625</text:p>
              </table:table-cell>
              <table:table-cell office:value-type="float" office:value="0.0500276132615065">
                <text:p>0.0500276132615065</text:p>
              </table:table-cell>
              <table:table-cell office:value-type="float" office:value="0.032523222734401">
                <text:p>0.032523222734401</text:p>
              </table:table-cell>
              <table:table-cell office:value-type="float" office:value="-0.098198829478676">
                <text:p>-0.098198829478676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897061597681">
                <text:p>0.030897061597681</text:p>
              </table:table-cell>
              <table:table-cell office:value-type="float" office:value="52.1275">
                <text:p>52.1275</text:p>
              </table:table-cell>
              <table:table-cell office:value-type="float" office:value="-0.029102938402319">
                <text:p>-0.029102938402319</text:p>
              </table:table-cell>
              <table:table-cell office:value-type="float" office:value="-0.0465272426258991">
                <text:p>-0.0465272426258991</text:p>
              </table:table-cell>
              <table:table-cell office:value-type="float" office:value="-0.0965548558874048">
                <text:p>-0.0965548558874048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42008804946042">
                <text:p>-0.0442008804946042</text:p>
              </table:table-cell>
              <table:table-cell office:value-type="float" office:value="54.19">
                <text:p>54.19</text:p>
              </table:table-cell>
              <table:table-cell office:value-type="float" office:value="-0.106700880494604">
                <text:p>-0.106700880494604</text:p>
              </table:table-cell>
              <table:table-cell office:value-type="float" office:value="-0.123996700186702">
                <text:p>-0.123996700186702</text:p>
              </table:table-cell>
              <table:table-cell office:value-type="float" office:value="-0.0948937617843839">
                <text:p>-0.0948937617843839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7796865177366">
                <text:p>-0.117796865177366</text:p>
              </table:table-cell>
              <table:table-cell office:value-type="float" office:value="56.25">
                <text:p>56.25</text:p>
              </table:table-cell>
              <table:table-cell office:value-type="float" office:value="-0.182796865177366">
                <text:p>-0.182796865177366</text:p>
              </table:table-cell>
              <table:table-cell office:value-type="float" office:value="-0.199916770073799">
                <text:p>-0.199916770073799</text:p>
              </table:table-cell>
              <table:table-cell office:value-type="float" office:value="-0.093215889579195">
                <text:p>-0.093215889579195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89920931570109">
                <text:p>-0.189920931570109</text:p>
              </table:table-cell>
              <table:table-cell office:value-type="float" office:value="58.3075">
                <text:p>58.3075</text:p>
              </table:table-cell>
              <table:table-cell office:value-type="float" office:value="-0.257420931570109">
                <text:p>-0.257420931570109</text:p>
              </table:table-cell>
              <table:table-cell office:value-type="float" office:value="-0.274318440011402">
                <text:p>-0.274318440011402</text:p>
              </table:table-cell>
              <table:table-cell office:value-type="float" office:value="-0.0915215748340366">
                <text:p>-0.0915215748340366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60602518010832">
                <text:p>-0.260602518010832</text:p>
              </table:table-cell>
              <table:table-cell office:value-type="float" office:value="60.3625">
                <text:p>60.3625</text:p>
              </table:table-cell>
              <table:table-cell office:value-type="float" office:value="-0.330602518010832">
                <text:p>-0.330602518010832</text:p>
              </table:table-cell>
              <table:table-cell office:value-type="float" office:value="-0.347232077969199">
                <text:p>-0.347232077969199</text:p>
              </table:table-cell>
              <table:table-cell office:value-type="float" office:value="-0.0898111463990894">
                <text:p>-0.0898111463990894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29870474070739">
                <text:p>-0.329870474070739</text:p>
              </table:table-cell>
              <table:table-cell office:value-type="float" office:value="62.415">
                <text:p>62.415</text:p>
              </table:table-cell>
              <table:table-cell office:value-type="float" office:value="-0.402370474070739">
                <text:p>-0.402370474070739</text:p>
              </table:table-cell>
              <table:table-cell office:value-type="float" office:value="-0.418687444558699">
                <text:p>-0.418687444558699</text:p>
              </table:table-cell>
              <table:table-cell office:value-type="float" office:value="-0.088084926547868">
                <text:p>-0.088084926547868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97753072330765">
                <text:p>-0.397753072330765</text:p>
              </table:table-cell>
              <table:table-cell office:value-type="float" office:value="64.465">
                <text:p>64.465</text:p>
              </table:table-cell>
              <table:table-cell office:value-type="float" office:value="-0.472753072330765">
                <text:p>-0.472753072330765</text:p>
              </table:table-cell>
              <table:table-cell office:value-type="float" office:value="-0.488713705179201">
                <text:p>-0.488713705179201</text:p>
              </table:table-cell>
              <table:table-cell office:value-type="float" office:value="-0.0863432311084615">
                <text:p>-0.0863432311084615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64278019920241">
                <text:p>-0.464278019920241</text:p>
              </table:table-cell>
              <table:table-cell office:value-type="float" office:value="66.5125">
                <text:p>66.5125</text:p>
              </table:table-cell>
              <table:table-cell office:value-type="float" office:value="-0.541778019920241">
                <text:p>-0.541778019920241</text:p>
              </table:table-cell>
              <table:table-cell office:value-type="float" office:value="-0.557339441922899">
                <text:p>-0.557339441922899</text:p>
              </table:table-cell>
              <table:table-cell office:value-type="float" office:value="-0.0845863695921345">
                <text:p>-0.0845863695921345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29472469826754">
                <text:p>-0.529472469826754</text:p>
              </table:table-cell>
              <table:table-cell office:value-type="float" office:value="68.5575">
                <text:p>68.5575</text:p>
              </table:table-cell>
              <table:table-cell office:value-type="float" office:value="-0.609472469826754">
                <text:p>-0.609472469826754</text:p>
              </table:table-cell>
              <table:table-cell office:value-type="float" office:value="-0.624592665240801">
                <text:p>-0.624592665240801</text:p>
              </table:table-cell>
              <table:table-cell office:value-type="float" office:value="-0.0828146453205605">
                <text:p>-0.0828146453205605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93363031978761">
                <text:p>-0.593363031978761</text:p>
              </table:table-cell>
              <table:table-cell office:value-type="float" office:value="70.6">
                <text:p>70.6</text:p>
              </table:table-cell>
              <table:table-cell office:value-type="float" office:value="-0.675863031978761">
                <text:p>-0.675863031978761</text:p>
              </table:table-cell>
              <table:table-cell office:value-type="float" office:value="-0.690500825375">
                <text:p>-0.690500825375</text:p>
              </table:table-cell>
              <table:table-cell office:value-type="float" office:value="-0.0810283555482449">
                <text:p>-0.0810283555482449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5597578410625">
                <text:p>-0.65597578410625</text:p>
              </table:table-cell>
              <table:table-cell office:value-type="float" office:value="72.64">
                <text:p>72.64</text:p>
              </table:table-cell>
              <table:table-cell office:value-type="float" office:value="-0.74097578410625">
                <text:p>-0.74097578410625</text:p>
              </table:table-cell>
              <table:table-cell office:value-type="float" office:value="-0.755090823563698">
                <text:p>-0.755090823563698</text:p>
              </table:table-cell>
              <table:table-cell office:value-type="float" office:value="-0.0792277915849375">
                <text:p>-0.0792277915849375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17336282385513">
                <text:p>-0.717336282385513</text:p>
              </table:table-cell>
              <table:table-cell office:value-type="float" office:value="74.6775">
                <text:p>74.6775</text:p>
              </table:table-cell>
              <table:table-cell office:value-type="float" office:value="-0.804836282385513">
                <text:p>-0.804836282385513</text:p>
              </table:table-cell>
              <table:table-cell office:value-type="float" office:value="-0.818389023020401">
                <text:p>-0.818389023020401</text:p>
              </table:table-cell>
              <table:table-cell office:value-type="float" office:value="-0.0774132389141506">
                <text:p>-0.0774132389141506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77469571869381">
                <text:p>-0.777469571869381</text:p>
              </table:table-cell>
              <table:table-cell office:value-type="float" office:value="76.7125">
                <text:p>76.7125</text:p>
              </table:table-cell>
              <table:table-cell office:value-type="float" office:value="-0.867469571869381">
                <text:p>-0.867469571869381</text:p>
              </table:table-cell>
              <table:table-cell office:value-type="float" office:value="-0.880421259695499">
                <text:p>-0.880421259695499</text:p>
              </table:table-cell>
              <table:table-cell office:value-type="float" office:value="-0.0755849773099868">
                <text:p>-0.0755849773099868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36400196710724">
                <text:p>-0.836400196710724</text:p>
              </table:table-cell>
              <table:table-cell office:value-type="float" office:value="78.745">
                <text:p>78.745</text:p>
              </table:table-cell>
              <table:table-cell office:value-type="float" office:value="-0.928900196710724">
                <text:p>-0.928900196710724</text:p>
              </table:table-cell>
              <table:table-cell office:value-type="float" office:value="-0.941212852820101">
                <text:p>-0.941212852820101</text:p>
              </table:table-cell>
              <table:table-cell office:value-type="float" office:value="-0.073743280950719">
                <text:p>-0.073743280950719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94152210179096">
                <text:p>-0.894152210179096</text:p>
              </table:table-cell>
              <table:table-cell office:value-type="float" office:value="80.775">
                <text:p>80.775</text:p>
              </table:table-cell>
              <table:table-cell office:value-type="float" office:value="-0.989152210179096">
                <text:p>-0.989152210179096</text:p>
              </table:table-cell>
              <table:table-cell office:value-type="float" office:value="-1.0007886152419">
                <text:p>-1.0007886152419</text:p>
              </table:table-cell>
              <table:table-cell office:value-type="float" office:value="-0.0718884185311737">
                <text:p>-0.0718884185311737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50749184479803">
                <text:p>-0.950749184479803</text:p>
              </table:table-cell>
              <table:table-cell office:value-type="float" office:value="82.8025">
                <text:p>82.8025</text:p>
              </table:table-cell>
              <table:table-cell office:value-type="float" office:value="-1.0482491844798">
                <text:p>-1.0482491844798</text:p>
              </table:table-cell>
              <table:table-cell office:value-type="float" office:value="-1.0591728635514">
                <text:p>-1.0591728635514</text:p>
              </table:table-cell>
              <table:table-cell office:value-type="float" office:value="-0.0700206533723069">
                <text:p>-0.0700206533723069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0621422037383">
                <text:p>-1.00621422037383</text:p>
              </table:table-cell>
              <table:table-cell office:value-type="float" office:value="84.8275">
                <text:p>84.8275</text:p>
              </table:table-cell>
              <table:table-cell office:value-type="float" office:value="-1.10621422037383">
                <text:p>-1.10621422037383</text:p>
              </table:table-cell>
              <table:table-cell office:value-type="float" office:value="-1.1163894280083">
                <text:p>-1.1163894280083</text:p>
              </table:table-cell>
              <table:table-cell office:value-type="float" office:value="-0.0681402435284948">
                <text:p>-0.0681402435284948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6056995660788">
                <text:p>-1.06056995660788</text:p>
              </table:table-cell>
              <table:table-cell office:value-type="float" office:value="86.85">
                <text:p>86.85</text:p>
              </table:table-cell>
              <table:table-cell office:value-type="float" office:value="-1.16306995660788">
                <text:p>-1.16306995660788</text:p>
              </table:table-cell>
              <table:table-cell office:value-type="float" office:value="-1.1724616622675">
                <text:p>-1.1724616622675</text:p>
              </table:table-cell>
              <table:table-cell office:value-type="float" office:value="-0.0662474418936672">
                <text:p>-0.0662474418936672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1383857915412">
                <text:p>-1.11383857915412</text:p>
              </table:table-cell>
              <table:table-cell office:value-type="float" office:value="88.87">
                <text:p>88.87</text:p>
              </table:table-cell>
              <table:table-cell office:value-type="float" office:value="-1.21883857915412">
                <text:p>-1.21883857915412</text:p>
              </table:table-cell>
              <table:table-cell office:value-type="float" office:value="-1.227412452911">
                <text:p>-1.227412452911</text:p>
              </table:table-cell>
              <table:table-cell office:value-type="float" office:value="-0.0643424963031158">
                <text:p>-0.0643424963031158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6604183026545">
                <text:p>-1.16604183026545</text:p>
              </table:table-cell>
              <table:table-cell office:value-type="float" office:value="90.8875">
                <text:p>90.8875</text:p>
              </table:table-cell>
              <table:table-cell office:value-type="float" office:value="-1.27354183026545">
                <text:p>-1.27354183026545</text:p>
              </table:table-cell>
              <table:table-cell office:value-type="float" office:value="-1.2812642287897">
                <text:p>-1.2812642287897</text:p>
              </table:table-cell>
              <table:table-cell office:value-type="float" office:value="-0.0624256496355748">
                <text:p>-0.0624256496355748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1720101735022">
                <text:p>-1.21720101735022</text:p>
              </table:table-cell>
              <table:table-cell office:value-type="float" office:value="92.9025">
                <text:p>92.9025</text:p>
              </table:table-cell>
              <table:table-cell office:value-type="float" office:value="-1.32720101735022">
                <text:p>-1.32720101735022</text:p>
              </table:table-cell>
              <table:table-cell office:value-type="float" office:value="-1.3340389701779">
                <text:p>-1.3340389701779</text:p>
              </table:table-cell>
              <table:table-cell office:value-type="float" office:value="-0.0604971399124477">
                <text:p>-0.0604971399124477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67337021669">
                <text:p>-1.267337021669</text:p>
              </table:table-cell>
              <table:table-cell office:value-type="float" office:value="94.915">
                <text:p>94.915</text:p>
              </table:table-cell>
              <table:table-cell office:value-type="float" office:value="-1.379837021669">
                <text:p>-1.379837021669</text:p>
              </table:table-cell>
              <table:table-cell office:value-type="float" office:value="-1.38575821774504">
                <text:p>-1.38575821774504</text:p>
              </table:table-cell>
              <table:table-cell office:value-type="float" office:value="-0.0585572003948247">
                <text:p>-0.0585572003948247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1647030685779">
                <text:p>-1.31647030685779</text:p>
              </table:table-cell>
              <table:table-cell office:value-type="float" office:value="96.925">
                <text:p>96.925</text:p>
              </table:table-cell>
              <table:table-cell office:value-type="float" office:value="-1.43147030685779">
                <text:p>-1.43147030685779</text:p>
              </table:table-cell>
              <table:table-cell office:value-type="float" office:value="-1.43644308134724">
                <text:p>-1.43644308134724</text:p>
              </table:table-cell>
              <table:table-cell office:value-type="float" office:value="-0.056606059678237">
                <text:p>-0.056606059678237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6462092727988">
                <text:p>-1.36462092727988</text:p>
              </table:table-cell>
              <table:table-cell office:value-type="float" office:value="98.9325">
                <text:p>98.9325</text:p>
              </table:table-cell>
              <table:table-cell office:value-type="float" office:value="-1.48212092727988">
                <text:p>-1.48212092727988</text:p>
              </table:table-cell>
              <table:table-cell office:value-type="float" office:value="-1.48611424864416">
                <text:p>-1.48611424864416</text:p>
              </table:table-cell>
              <table:table-cell office:value-type="float" office:value="-0.0546439417863711">
                <text:p>-0.0546439417863711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0.9375">
                <text:p>100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000026226045">
                <text:p>0.91000002622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000026226045">
                <text:p>0.910000026226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